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4.61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108.74pt"/>
    </style:style>
    <style:style style:name="co5" style:family="table-column">
      <style:table-column-properties fo:break-before="auto" style:column-width="90.51pt"/>
    </style:style>
    <style:style style:name="co6" style:family="table-column">
      <style:table-column-properties fo:break-before="auto" style:column-width="96.04pt"/>
    </style:style>
    <style:style style:name="co7" style:family="table-column">
      <style:table-column-properties fo:break-before="auto" style:column-width="44.45pt"/>
    </style:style>
    <style:style style:name="co8" style:family="table-column">
      <style:table-column-properties fo:break-before="auto" style:column-width="84.1pt"/>
    </style:style>
    <style:style style:name="co9" style:family="table-column">
      <style:table-column-properties fo:break-before="auto" style:column-width="38.15pt"/>
    </style:style>
    <style:style style:name="co10" style:family="table-column">
      <style:table-column-properties fo:break-before="auto" style:column-width="75.4pt"/>
    </style:style>
    <style:style style:name="co11" style:family="table-column">
      <style:table-column-properties fo:break-before="auto" style:column-width="29.4pt"/>
    </style:style>
    <style:style style:name="co12" style:family="table-column">
      <style:table-column-properties fo:break-before="auto" style:column-width="111.91pt"/>
    </style:style>
    <style:style style:name="co13" style:family="table-column">
      <style:table-column-properties fo:break-before="auto" style:column-width="50pt"/>
    </style:style>
    <style:style style:name="co14" style:family="table-column">
      <style:table-column-properties fo:break-before="auto" style:column-width="130.14pt"/>
    </style:style>
    <style:style style:name="co15" style:family="table-column">
      <style:table-column-properties fo:break-before="auto" style:column-width="57.94pt"/>
    </style:style>
    <style:style style:name="co16" style:family="table-column">
      <style:table-column-properties fo:break-before="auto" style:column-width="88.16pt"/>
    </style:style>
    <style:style style:name="co17" style:family="table-column">
      <style:table-column-properties fo:break-before="auto" style:column-width="31.69pt"/>
    </style:style>
    <style:style style:name="co18" style:family="table-column">
      <style:table-column-properties fo:break-before="auto" style:column-width="57.15pt"/>
    </style:style>
    <style:style style:name="co19" style:family="table-column">
      <style:table-column-properties fo:break-before="auto" style:column-width="40.51pt"/>
    </style:style>
    <style:style style:name="co20" style:family="table-column">
      <style:table-column-properties fo:break-before="auto" style:column-width="46.86pt"/>
    </style:style>
    <style:style style:name="co21" style:family="table-column">
      <style:table-column-properties fo:break-before="auto" style:column-width="81.6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inrate_20_comparison">
      <style:table-properties table:display="true" style:writing-mode="lr-tb"/>
    </style:style>
    <style:style style:name="ta2" style:family="table" style:master-page-name="PageStyle_5f_Classic_20_Machines_20_matchup_20_history">
      <style:table-properties table:display="true" style:writing-mode="lr-tb"/>
    </style:style>
    <style:style style:name="ta3" style:family="table" style:master-page-name="PageStyle_5f_Corrupted_20_Machines_20_matchup_20_history">
      <style:table-properties table:display="true" style:writing-mode="lr-tb"/>
    </style:style>
    <style:style style:name="ta4" style:family="table" style:master-page-name="PageStyle_5f_Bon_20_Appetit_20_matchup_20_histor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bf9000" fo:background-color="#6d9eeb" style:diagonal-bl-tr="none" style:diagonal-tl-br="none" style:text-align-source="fix" style:repeat-content="false" fo:wrap-option="no-wrap" fo:border-left="2.49pt solid #bf9000" style:direction="ltr" fo:border-right="none" style:rotation-angle="0" style:rotation-align="none" style:shrink-to-fit="false" fo:border-top="2.49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2.49pt solid #bf9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6d9eeb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cc4125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6aa84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1">
      <style:table-cell-properties fo:border-bottom="2.49pt solid #bf9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bf9000" style:diagonal-bl-tr="none" style:diagonal-tl-br="none" style:text-align-source="fix" style:repeat-content="false" fo:wrap-option="no-wrap" fo:border-left="none" style:direction="ltr" fo:border-right="2.49pt solid #bf9000" style:rotation-angle="0" style:rotation-align="none" style:shrink-to-fit="false" fo:border-top="2.49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25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bf9000" style:diagonal-bl-tr="none" style:diagonal-tl-br="none" style:text-align-source="fix" style:repeat-content="false" fo:wrap-option="no-wrap" fo:border-left="0.74pt solid #bf9000" style:direction="ltr" fo:border-right="none" style:rotation-angle="0" style:rotation-align="none" style:shrink-to-fit="false" fo:border-top="0.74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ackground-color="#66666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cc412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8e7cc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bf9000" fo:background-color="#6d9ee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bf9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a4c2f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bf9000" fo:background-color="#a4c2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bf9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26">
      <style:table-cell-properties fo:border-bottom="0.74pt solid #bf9000" style:diagonal-bl-tr="none" style:diagonal-tl-br="none" style:text-align-source="fix" style:repeat-content="false" fo:wrap-option="no-wrap" fo:border-left="none" style:direction="ltr" fo:border-right="0.74pt solid #bf9000" style:rotation-angle="0" style:rotation-align="none" style:shrink-to-fit="false" fo:border-top="0.74pt solid #bf9000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fo:background-color="#6d9ee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68.6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4a86e8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Cambria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inrate comparison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Deck</text:p>
          </table:table-cell>
          <table:table-cell table:style-name="ce1" office:value-type="string" calcext:value-type="string">
            <text:p># of games</text:p>
          </table:table-cell>
          <table:table-cell table:style-name="ce1" office:value-type="string" calcext:value-type="string">
            <text:p>wins</text:p>
          </table:table-cell>
          <table:table-cell table:style-name="ce1" office:value-type="string" calcext:value-type="string">
            <text:p>loses</text:p>
          </table:table-cell>
          <table:table-cell table:style-name="ce1" office:value-type="string" calcext:value-type="string">
            <text:p>% of wins</text:p>
          </table:table-cell>
          <table:table-cell table:style-name="ce1" office:value-type="string" calcext:value-type="string">
            <text:p>% of wins on <text:span text:style-name="T1">blue</text:span></text:p>
          </table:table-cell>
          <table:table-cell table:style-name="ce1" office:value-type="string" calcext:value-type="string">
            <text:p>% of wins on <text:span text:style-name="T2">red</text:span></text:p>
          </table:table-cell>
          <table:table-cell/>
          <table:table-cell table:style-name="ce1" office:value-type="string" calcext:value-type="string">
            <text:p>Rank</text:p>
          </table:table-cell>
          <table:table-cell table:style-name="ce1" office:value-type="string" calcext:value-type="string">
            <text:p># of played games</text:p>
          </table:table-cell>
          <table:table-cell table:style-name="ce1" office:value-type="string" calcext:value-type="string">
            <text:p>Time in hour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Priscilla and Dandelion</text:p>
          </table:table-cell>
          <table:table-cell table:style-name="ce12" table:formula="of:=8+2+2+3+5" office:value-type="float" office:value="20" calcext:value-type="float">
            <text:p>20</text:p>
          </table:table-cell>
          <table:table-cell table:style-name="ce12" table:formula="of:=5+1+1+3+2" office:value-type="float" office:value="12" calcext:value-type="float">
            <text:p>12</text:p>
          </table:table-cell>
          <table:table-cell table:style-name="ce12" table:formula="of:=[.B2]-[.C2]" office:value-type="float" office:value="8" calcext:value-type="float">
            <text:p>8</text:p>
          </table:table-cell>
          <table:table-cell table:style-name="ce15" table:formula="of:=[.C2]/[.B2]" office:value-type="percentage" office:value="0.6" calcext:value-type="percentage">
            <text:p>60.00%</text:p>
          </table:table-cell>
          <table:table-cell table:style-name="ce12" table:formula="of:=1+1+2" office:value-type="float" office:value="4" calcext:value-type="float">
            <text:p>4</text:p>
          </table:table-cell>
          <table:table-cell table:style-name="ce12" table:formula="of:=5+1+2" office:value-type="float" office:value="8" calcext:value-type="float">
            <text:p>8</text:p>
          </table:table-cell>
          <table:table-cell/>
          <table:table-cell table:style-name="ce12" office:value-type="float" office:value="7" calcext:value-type="float">
            <text:p>7</text:p>
          </table:table-cell>
          <table:table-cell table:style-name="ce12" table:formula="of:=COUNTIF([$'Classic Machines matchup history'.J$1:.J$1048576];[.I2])+COUNTIF([$'Corrupted Machines matchup history'.J$1:.J$1048576];[.I2])" office:value-type="float" office:value="14" calcext:value-type="float">
            <text:p>14</text:p>
          </table:table-cell>
          <table:table-cell table:style-name="ce20" table:formula="of:=([.J2]*13)/60" office:value-type="float" office:value="3.03333333333333" calcext:value-type="float">
            <text:p>3.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on Appetit </text:p>
          </table:table-cell>
          <table:table-cell table:style-name="ce12" table:formula="of:=27+[$'Bon Appetit matchup history'.N2]" office:value-type="float" office:value="48" calcext:value-type="float">
            <text:p>48</text:p>
          </table:table-cell>
          <table:table-cell table:style-name="ce12" table:formula="of:=15+COUNTIFS([$'Bon Appetit matchup history'.C2:.C1000];1)" office:value-type="float" office:value="27" calcext:value-type="float">
            <text:p>27</text:p>
          </table:table-cell>
          <table:table-cell table:style-name="ce12" table:formula="of:=[.B3]-[.C3]" office:value-type="float" office:value="21" calcext:value-type="float">
            <text:p>21</text:p>
          </table:table-cell>
          <table:table-cell table:style-name="ce15" table:formula="of:=[.C3]/[.B3]" office:value-type="percentage" office:value="0.5625" calcext:value-type="percentage">
            <office:annotation draw:style-name="gr2" draw:text-style-name="P3" svg:width="359.55pt" svg:height="74.27pt" svg:x="498.53pt" svg:y="54.74pt" draw:caption-point-x="-11.54pt" draw:caption-point-y="-22.96pt">
              <dc:date>2019-06-03T00:00:00</dc:date>
              <text:p text:style-name="P2">-meta shifted to control</text:p>
              <text:p text:style-name="P2"><text:tab/>-vladkinoman</text:p>
              <text:p text:style-name="P2">I play this deck without SC. Maybe it will be better to add this card to the deck</text:p>
              <text:p text:style-name="P2"><text:tab/>-vladkinoman</text:p>
            </office:annotation>
            <text:p>56.25%</text:p>
          </table:table-cell>
          <table:table-cell table:style-name="ce12" table:formula="of:=2+1+3" office:value-type="float" office:value="6" calcext:value-type="float">
            <text:p>6</text:p>
          </table:table-cell>
          <table:table-cell table:style-name="ce12" table:formula="of:=7+1+1" office:value-type="float" office:value="9" calcext:value-type="float">
            <text:p>9</text:p>
          </table:table-cell>
          <table:table-cell table:style-name="ce14"/>
          <table:table-cell table:style-name="ce12" office:value-type="float" office:value="6" calcext:value-type="float">
            <text:p>6</text:p>
          </table:table-cell>
          <table:table-cell table:style-name="ce12" table:formula="of:=COUNTIF([$'Classic Machines matchup history'.J$1:.J$1048576];[.I3])" office:value-type="float" office:value="8" calcext:value-type="float">
            <text:p>8</text:p>
          </table:table-cell>
          <table:table-cell table:style-name="ce20" table:formula="of:=([.J3]*13)/60" office:value-type="float" office:value="1.73333333333333" calcext:value-type="float">
            <text:p>1.7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hicc finisher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2" table:formula="of:=[.B4]-[.C4]" office:value-type="float" office:value="1" calcext:value-type="float">
            <text:p>1</text:p>
          </table:table-cell>
          <table:table-cell table:style-name="ce15" table:formula="of:=[.C4]/[.B4]" office:value-type="percentage" office:value="0.666666666666667" calcext:value-type="percentage">
            <text:p>66.67%</text:p>
          </table:table-cell>
          <table:table-cell table:style-name="ce12" table:formula="of:=2" office:value-type="float" office:value="2" calcext:value-type="float">
            <text:p>2</text:p>
          </table:table-cell>
          <table:table-cell table:style-name="ce12" table:formula="of:=0" office:value-type="float" office:value="0" calcext:value-type="float">
            <text:p>0</text:p>
          </table:table-cell>
          <table:table-cell/>
          <table:table-cell table:style-name="ce12" office:value-type="float" office:value="5" calcext:value-type="float">
            <text:p>5</text:p>
          </table:table-cell>
          <table:table-cell table:style-name="ce12" table:formula="of:=COUNTIF([$'Classic Machines matchup history'.J$1:.J$1048576];[.I4])" office:value-type="float" office:value="19" calcext:value-type="float">
            <text:p>19</text:p>
          </table:table-cell>
          <table:table-cell table:style-name="ce20" table:formula="of:=([.J4]*13)/60" office:value-type="float" office:value="4.11666666666667" calcext:value-type="float">
            <text:p>4.1</text:p>
          </table:table-cell>
          <table:table-cell table:number-columns-repeated="1013"/>
        </table:table-row>
        <table:table-row table:style-name="ro1">
          <table:table-cell table:style-name="ce5" office:value-type="string" calcext:value-type="string">
            <text:p>Classic Machines</text:p>
          </table:table-cell>
          <table:table-cell table:style-name="ce13" table:formula="of:=[$'Classic Machines matchup history'.N2]" office:value-type="float" office:value="93" calcext:value-type="float">
            <text:p>93</text:p>
          </table:table-cell>
          <table:table-cell table:style-name="ce13" table:formula="of:=COUNTIFS([$'Classic Machines matchup history'.C2:.C1000];1)" office:value-type="float" office:value="60" calcext:value-type="float">
            <text:p>60</text:p>
          </table:table-cell>
          <table:table-cell table:style-name="ce13" table:formula="of:=[.B5]-[.C5]" office:value-type="float" office:value="33" calcext:value-type="float">
            <text:p>33</text:p>
          </table:table-cell>
          <table:table-cell table:style-name="ce16" table:formula="of:=[.C5]/[.B5]" office:value-type="percentage" office:value="0.645161290322581" calcext:value-type="percentage">
            <text:p>64.52%</text:p>
          </table:table-cell>
          <table:table-cell table:style-name="ce13" table:formula="of:=COUNTIFS([$'Classic Machines matchup history'.C2:.C1000];1;[$'Classic Machines matchup history'.E2:.E1000];&quot;Blue&quot;)" office:value-type="float" office:value="30" calcext:value-type="float">
            <text:p>30</text:p>
          </table:table-cell>
          <table:table-cell table:style-name="ce17" table:formula="of:=COUNTIFS([$'Classic Machines matchup history'.C2:.C1000];1;[$'Classic Machines matchup history'.E2:.E1000];&quot;Red&quot;)" office:value-type="float" office:value="30" calcext:value-type="float">
            <text:p>30</text:p>
          </table:table-cell>
          <table:table-cell/>
          <table:table-cell table:style-name="ce12" office:value-type="float" office:value="4" calcext:value-type="float">
            <text:p>4</text:p>
          </table:table-cell>
          <table:table-cell table:style-name="ce12" table:formula="of:=COUNTIF([$'Classic Machines matchup history'.J$1:.J$1048576];[.I5])" office:value-type="float" office:value="20" calcext:value-type="float">
            <text:p>20</text:p>
          </table:table-cell>
          <table:table-cell table:style-name="ce20" table:formula="of:=([.J5]*13)/60" office:value-type="float" office:value="4.33333333333333" calcext:value-type="float">
            <text:p>4.3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office:annotation draw:style-name="gr3" draw:text-style-name="P3" svg:width="362.69pt" svg:height="42.75pt" svg:x="135.84pt" svg:y="101.99pt" draw:caption-point-x="-11.54pt" draw:caption-point-y="-22.96pt">
              <dc:date>2019-06-03T00:00:00</dc:date>
              <text:p text:style-name="P2">deck differs from "Classic Machines" in that Scorch-&gt;Curse of Corruption, added Adalia, Fisher king</text:p>
              <text:p text:style-name="P2"><text:tab/>-vladkinoman</text:p>
            </office:annotation>
            <text:p>Corrupted Machines</text:p>
          </table:table-cell>
          <table:table-cell table:style-name="ce12" table:formula="of:=[$'Corrupted Machines matchup history'.N2]" office:value-type="float" office:value="7" calcext:value-type="float">
            <text:p>7</text:p>
          </table:table-cell>
          <table:table-cell table:style-name="ce12" table:formula="of:=COUNTIFS([$'Corrupted Machines matchup history'.$C$2:.$C$1000];1)" office:value-type="float" office:value="6" calcext:value-type="float">
            <text:p>6</text:p>
          </table:table-cell>
          <table:table-cell table:style-name="ce12" table:formula="of:=[.B6]-[.C6]" office:value-type="float" office:value="1" calcext:value-type="float">
            <text:p>1</text:p>
          </table:table-cell>
          <table:table-cell table:style-name="ce15" table:formula="of:=[.C6]/[.B6]" office:value-type="percentage" office:value="0.857142857142857" calcext:value-type="percentage">
            <text:p>85.71%</text:p>
          </table:table-cell>
          <table:table-cell table:style-name="ce12" table:formula="of:=COUNTIFS([$'Corrupted Machines matchup history'.$C$2:.$C$1000];1;[$'Corrupted Machines matchup history'.$E$2:.$E$1000];&quot;Blue&quot;)" office:value-type="float" office:value="2" calcext:value-type="float">
            <text:p>2</text:p>
          </table:table-cell>
          <table:table-cell table:style-name="ce12" table:formula="of:=COUNTIFS([$'Corrupted Machines matchup history'.$C$2:.$C$1000];1;[$'Corrupted Machines matchup history'.$E$2:.$E$1000];&quot;Red&quot;)" office:value-type="float" office:value="4" calcext:value-type="float">
            <text:p>4</text:p>
          </table:table-cell>
          <table:table-cell/>
          <table:table-cell table:style-name="ce12" office:value-type="float" office:value="3" calcext:value-type="float">
            <text:p>3</text:p>
          </table:table-cell>
          <table:table-cell table:style-name="ce12" table:formula="of:=COUNTIF([$'Classic Machines matchup history'.J$1:.J$1048576];[.I6])+COUNTIF([$'Corrupted Machines matchup history'.J$1:.J$1048576];[.I6])" office:value-type="float" office:value="9" calcext:value-type="float">
            <text:p>9</text:p>
          </table:table-cell>
          <table:table-cell table:style-name="ce20" table:formula="of:=([.J6]*13)/60" office:value-type="float" office:value="1.95" calcext:value-type="float">
            <text:p>2.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2" calcext:value-type="float">
            <text:p>2</text:p>
          </table:table-cell>
          <table:table-cell table:style-name="ce12" table:formula="of:=COUNTIF([$'Classic Machines matchup history'.J$1:.J$1048576];[.I7])" office:value-type="float" office:value="12" calcext:value-type="float">
            <text:p>12</text:p>
          </table:table-cell>
          <table:table-cell table:style-name="ce20" table:formula="of:=([.J7]*13)/60" office:value-type="float" office:value="2.6" calcext:value-type="float">
            <text:p>2.6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1" calcext:value-type="float">
            <text:p>1</text:p>
          </table:table-cell>
          <table:table-cell table:style-name="ce12" table:formula="of:=COUNTIF([$'Classic Machines matchup history'.J$1:.J$1048576];[.I8])" office:value-type="float" office:value="10" calcext:value-type="float">
            <text:p>10</text:p>
          </table:table-cell>
          <table:table-cell table:style-name="ce20" table:formula="of:=([.J8]*13)/60" office:value-type="float" office:value="2.16666666666667" calcext:value-type="float">
            <text:p>2.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2" office:value-type="float" office:value="0" calcext:value-type="float">
            <text:p>0</text:p>
          </table:table-cell>
          <table:table-cell table:style-name="ce12" table:formula="of:=COUNTIF([$'Classic Machines matchup history'.J$1:.J$1048576];[.I9])" office:value-type="float" office:value="1" calcext:value-type="float">
            <text:p>1</text:p>
          </table:table-cell>
          <table:table-cell table:style-name="ce20" table:formula="of:=([.J9]*13)/60" office:value-type="float" office:value="0.216666666666667" calcext:value-type="float">
            <text:p>0.2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8" office:value-type="string" calcext:value-type="string">
            <text:p>On average</text:p>
          </table:table-cell>
          <table:table-cell table:style-name="ce19" table:formula="of:=AVERAGE([.J2:.J9])" office:value-type="float" office:value="11.625" calcext:value-type="float">
            <text:p>12</text:p>
          </table:table-cell>
          <table:table-cell table:style-name="ce20" table:formula="of:=([.J10]*13)/60" office:value-type="float" office:value="2.51875" calcext:value-type="float">
            <text:p>2.5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8"/>
          <table:table-cell>
            <draw:frame table:end-cell-address="'Winrate comparison'.L24" table:end-x="24.12pt" table:end-y="3.74pt" draw:z-index="0" draw:name="Chart 1" draw:style-name="gr1" draw:text-style-name="P1" svg:width="257.22pt" svg:height="148.48pt" svg:x="23.24pt" svg:y="12.76pt">
              <draw:object draw:notify-on-update-of-ranges="'Winrate comparison'.F2:'Winrate comparison'.G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style-name="ce6"/>
          <table:table-cell table:style-name="ce14" office:value-type="string" calcext:value-type="string">
            <text:p>- played 30 or more games and deck has a positive winrate (and could be stable) </text:p>
          </table:table-cell>
          <table:table-cell table:number-columns-repeated="1022"/>
        </table:table-row>
        <table:table-row table:style-name="ro2">
          <table:table-cell table:number-columns-repeated="8"/>
          <table:table-cell>
            <draw:frame table:end-cell-address="'Winrate comparison'.L25" table:end-x="44.39pt" table:end-y="13.46pt" draw:z-index="1" draw:name="Chart 2" draw:style-name="gr1" draw:text-style-name="P1" svg:width="257.22pt" svg:height="148.48pt" svg:x="43.51pt" svg:y="6.75pt">
              <draw:object draw:notify-on-update-of-ranges="'Winrate comparison'.F3:'Winrate comparison'.G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number-columns-repeated="8"/>
          <table:table-cell>
            <draw:frame table:end-cell-address="'Winrate comparison'.L27" table:end-x="69.14pt" table:end-y="5.98pt" draw:z-index="2" draw:name="Chart 3" draw:style-name="gr1" draw:text-style-name="P1" svg:width="257.22pt" svg:height="148.48pt" svg:x="68.26pt" svg:y="15pt">
              <draw:object draw:notify-on-update-of-ranges="'Winrate comparison'.F4:'Winrate comparison'.G4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9"/>
          <table:table-cell>
            <draw:frame table:end-cell-address="'Winrate comparison'.M28" table:end-x="20.35pt" table:end-y="15pt" draw:z-index="3" draw:name="Chart 4" draw:style-name="gr1" draw:text-style-name="P1" svg:width="257.22pt" svg:height="148.48pt" svg:x="19.5pt" svg:y="8.25pt">
              <draw:object draw:notify-on-update-of-ranges="'Winrate comparison'.F5:'Winrate comparison'.G5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best matches</text:p>
          </table:table-cell>
          <table:table-cell table:number-columns-repeated="4"/>
          <table:table-cell table:style-name="ce7" office:value-type="string" calcext:value-type="string">
            <text:p>worst matches</text:p>
          </table:table-cell>
          <table:table-cell table:number-columns-repeated="3"/>
          <table:table-cell>
            <draw:frame table:end-cell-address="'Winrate comparison'.M30" table:end-x="49.61pt" table:end-y="8.96pt" draw:z-index="4" draw:name="Chart 5" draw:style-name="gr1" draw:text-style-name="P1" svg:width="257.22pt" svg:height="148.48pt" svg:x="48.76pt" svg:y="2.24pt">
              <draw:object draw:notify-on-update-of-ranges="'Winrate comparison'.F6:'Winrate comparison'.G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iscilla and Dandelion</text:p>
          </table:table-cell>
          <table:table-cell table:style-name="ce11" office:value-type="string" calcext:value-type="string">
            <text:p>Foltest, Svalblod, NG Midrange decks, Eist</text:p>
          </table:table-cell>
          <table:table-cell table:style-name="ce11" table:number-columns-repeated="3"/>
          <table:table-cell table:style-name="ce8" office:value-type="string" calcext:value-type="string">
            <text:p>Priscilla and Dandelion</text:p>
          </table:table-cell>
          <table:table-cell table:style-name="ce11" office:value-type="string" calcext:value-type="string">
            <text:p>Calveit Spies, Ardal Tactics, Morvran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>
            <text:p>Bon Appetit </text:p>
          </table:table-cell>
          <table:table-cell table:style-name="ce11" office:value-type="string" calcext:value-type="string">
            <text:p>Voorhis soldiers, Calveit Spies, Filavandrel, Svalblod, Meve</text:p>
          </table:table-cell>
          <table:table-cell table:style-name="ce11" table:number-columns-repeated="3"/>
          <table:table-cell table:style-name="ce9" office:value-type="string" calcext:value-type="string">
            <text:p>Bon Appetit </text:p>
          </table:table-cell>
          <table:table-cell table:style-name="ce11" office:value-type="string" calcext:value-type="string">
            <text:p>Gimpy, Lacerate, Eithne control, Ardal</text:p>
          </table:table-cell>
          <table:table-cell table:number-columns-repeated="1017"/>
        </table:table-row>
        <table:table-row table:style-name="ro1">
          <table:table-cell table:style-name="ce10" office:value-type="string" calcext:value-type="string">
            <text:p>Thicc finisher</text:p>
          </table:table-cell>
          <table:table-cell table:style-name="ce11" office:value-type="string" calcext:value-type="string">
            <text:p>NG Midrange when you have last say :)</text:p>
          </table:table-cell>
          <table:table-cell table:style-name="ce11" table:number-columns-repeated="3"/>
          <table:table-cell table:style-name="ce10" office:value-type="string" calcext:value-type="string">
            <text:p>Thicc finisher</text:p>
          </table:table-cell>
          <table:table-cell table:style-name="ce11" office:value-type="string" calcext:value-type="string">
            <text:p>Ardal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table:number-columns-repeated="3"/>
          <table:table-cell table:number-columns-repeated="1019"/>
        </table:table-row>
        <table:table-row table:style-name="ro1">
          <table:table-cell table:style-name="ce11" table:number-columns-repeated="7"/>
          <table:table-cell table:number-columns-repeated="1017"/>
        </table:table-row>
        <table:table-row table:style-name="ro1">
          <table:table-cell table:number-columns-repeated="3"/>
          <table:table-cell table:style-name="ce11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11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11" table:number-columns-repeated="4"/>
          <table:table-cell table:number-columns-repeated="1017"/>
        </table:table-row>
        <table:table-row table:style-name="ro1" table:number-rows-repeated="3">
          <table:table-cell table:number-columns-repeated="5"/>
          <table:table-cell table:style-name="ce11" table:number-columns-repeated="2"/>
          <table:table-cell table:number-columns-repeated="1017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ic Machines matchup history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Match #</text:p>
          </table:table-cell>
          <table:table-cell table:style-name="ce22" office:value-type="string" calcext:value-type="string">
            <text:p>Opponent deck</text:p>
          </table:table-cell>
          <table:table-cell table:style-name="ce22" office:value-type="string" calcext:value-type="string">
            <text:p>Result</text:p>
          </table:table-cell>
          <table:table-cell table:style-name="ce1" office:value-type="string" calcext:value-type="string">
            <text:p>Round results</text:p>
          </table:table-cell>
          <table:table-cell table:style-name="ce22" office:value-type="string" calcext:value-type="string">
            <text:p>Coin</text:p>
          </table:table-cell>
          <table:table-cell table:style-name="ce1" office:value-type="string" calcext:value-type="string">
            <text:p>Who won 1st round?</text:p>
          </table:table-cell>
          <table:table-cell table:style-name="ce1" office:value-type="string" calcext:value-type="string">
            <text:p>Who won 2nd round?</text:p>
          </table:table-cell>
          <table:table-cell table:style-name="ce1" office:value-type="string" calcext:value-type="string">
            <text:p>Bleeding</text:p>
          </table:table-cell>
          <table:table-cell table:style-name="ce1" office:value-type="string" calcext:value-type="string">
            <office:annotation draw:style-name="gr3" draw:text-style-name="P3" svg:width="306.4pt" svg:height="42.75pt" svg:x="683.55pt" svg:y="23.24pt" draw:caption-point-x="-11.54pt" draw:caption-point-y="-22.96pt">
              <dc:date>2019-06-03T00:00:00</dc:date>
              <text:p text:style-name="P2">N/A means opponent forfeited or match finished in round 2</text:p>
              <text:p text:style-name="P2"><text:tab/>-vladkinoman</text:p>
            </office:annotation>
            <text:p>Last Say in the 3rd round</text:p>
          </table:table-cell>
          <table:table-cell table:style-name="ce22" office:value-type="string" calcext:value-type="string">
            <text:p>Rank</text:p>
          </table:table-cell>
          <table:table-cell table:style-name="ce1" office:value-type="string" calcext:value-type="string">
            <text:p>Day</text:p>
          </table:table-cell>
          <table:table-cell/>
          <table:table-cell table:style-name="ce1" office:value-type="string" calcext:value-type="string">
            <text:p>Opponent Deck</text:p>
          </table:table-cell>
          <table:table-cell table:style-name="ce1" office:value-type="string" calcext:value-type="string">
            <text:p>Games</text:p>
          </table:table-cell>
          <table:table-cell table:style-name="ce1" office:value-type="string" calcext:value-type="string">
            <text:p>Winrate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Ardal tactics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6" calcext:value-type="date">
            <text:p>06.05.2019</text:p>
          </table:table-cell>
          <table:table-cell/>
          <table:table-cell table:style-name="ce38" office:value-type="string" calcext:value-type="string">
            <text:p>TOTAL</text:p>
          </table:table-cell>
          <table:table-cell table:style-name="ce38" table:formula="of:=SUM([.N3:.N1000])" office:value-type="float" office:value="93" calcext:value-type="float">
            <text:p>93</text:p>
          </table:table-cell>
          <table:table-cell table:style-name="ce40" table:formula="of:=AVERAGE([.C2:.C1000])" office:value-type="percentage" office:value="0.645161290322581" calcext:value-type="percentage">
            <text:p>64.52%</text:p>
          </table:table-cell>
          <table:table-cell table:number-columns-repeated="100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4" office:value-type="string" calcext:value-type="string">
            <text:p>Dana's harmony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6" calcext:value-type="date">
            <text:p>06.05.2019</text:p>
          </table:table-cell>
          <table:table-cell/>
          <table:table-cell table:style-name="ce12" office:value-type="string" calcext:value-type="string">
            <text:p>Other</text:p>
          </table:table-cell>
          <table:table-cell table:style-name="ce12" table:formula="of:=COUNTIF([.$B$2:.$B$1000];[.M3])" office:value-type="float" office:value="29" calcext:value-type="float">
            <text:p>29</text:p>
          </table:table-cell>
          <table:table-cell table:style-name="ce15" table:formula="of:=IF(COUNTIF([.$B$2:.$B$1000]; [.M3]) &gt; 0; SUMIF([.$B$2:.$B$1000]; [.M3]; [.$C$2:.$C$1000])/COUNTIF([.$B$2:.$B$1000]; [.M3]); &quot;N/A&quot;)" office:value-type="percentage" office:value="0.689655172413793" calcext:value-type="percentage">
            <text:p>68.97%</text:p>
          </table:table-cell>
          <table:table-cell table:number-columns-repeated="1009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4" office:value-type="string" calcext:value-type="string">
            <text:p>Dana's harmony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6" calcext:value-type="date">
            <text:p>06.05.2019</text:p>
          </table:table-cell>
          <table:table-cell/>
          <table:table-cell table:style-name="ce23" office:value-type="string" calcext:value-type="string">
            <text:p>Calveit midrange</text:p>
          </table:table-cell>
          <table:table-cell table:style-name="ce12" table:formula="of:=COUNTIF([.$B$2:.$B$1000];[.M4])" office:value-type="float" office:value="19" calcext:value-type="float">
            <text:p>19</text:p>
          </table:table-cell>
          <table:table-cell table:style-name="ce15" table:formula="of:=IF(COUNTIF([.$B$2:.$B$1000]; [.M4]) &gt; 0; SUMIF([.$B$2:.$B$1000]; [.M4]; [.$C$2:.$C$1000])/COUNTIF([.$B$2:.$B$1000]; [.M4]); &quot;N/A&quot;)" office:value-type="percentage" office:value="0.68421052631579" calcext:value-type="percentage">
            <text:p>68.42%</text:p>
          </table:table-cell>
          <table:table-cell table:number-columns-repeated="1009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4" office:value-type="string" calcext:value-type="string">
            <text:p>Dana's harmony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6" calcext:value-type="date">
            <text:p>06.05.2019</text:p>
          </table:table-cell>
          <table:table-cell/>
          <table:table-cell table:style-name="ce26" office:value-type="string" calcext:value-type="string">
            <text:p>Svalblod</text:p>
          </table:table-cell>
          <table:table-cell table:style-name="ce12" table:formula="of:=COUNTIF([.$B$2:.$B$1000];[.M5])" office:value-type="float" office:value="12" calcext:value-type="float">
            <text:p>12</text:p>
          </table:table-cell>
          <table:table-cell table:style-name="ce15" table:formula="of:=IF(COUNTIF([.$B$2:.$B$1000]; [.M5]) &gt; 0; SUMIF([.$B$2:.$B$1000]; [.M5]; [.$C$2:.$C$1000])/COUNTIF([.$B$2:.$B$1000]; [.M5]); &quot;N/A&quot;)" office:value-type="percentage" office:value="0.583333333333333" calcext:value-type="percentage">
            <text:p>58.33%</text:p>
          </table:table-cell>
          <table:table-cell table:number-columns-repeated="1009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3" office:value-type="string" calcext:value-type="string">
            <text:p>Ardal tactics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7" calcext:value-type="date">
            <text:p>07.05.2019</text:p>
          </table:table-cell>
          <table:table-cell/>
          <table:table-cell table:style-name="ce2" office:value-type="string" calcext:value-type="string">
            <text:p>Burst Henselt</text:p>
          </table:table-cell>
          <table:table-cell table:style-name="ce12" table:formula="of:=COUNTIF([.$B$2:.$B$1000];[.M6])" office:value-type="float" office:value="7" calcext:value-type="float">
            <text:p>7</text:p>
          </table:table-cell>
          <table:table-cell table:style-name="ce15" table:formula="of:=IF(COUNTIF([.$B$2:.$B$1000]; [.M6]) &gt; 0; SUMIF([.$B$2:.$B$1000]; [.M6]; [.$C$2:.$C$1000])/COUNTIF([.$B$2:.$B$1000]; [.M6]); &quot;N/A&quot;)" office:value-type="percentage" office:value="0.857142857142857" calcext:value-type="percentage">
            <text:p>85.71%</text:p>
          </table:table-cell>
          <table:table-cell table:number-columns-repeated="1009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25" office:value-type="string" calcext:value-type="string">
            <text:p>Big Gernichora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7" calcext:value-type="date">
            <text:p>07.05.2019</text:p>
          </table:table-cell>
          <table:table-cell/>
          <table:table-cell table:style-name="ce23" office:value-type="string" calcext:value-type="string">
            <text:p>Ardal tactics</text:p>
          </table:table-cell>
          <table:table-cell table:style-name="ce12" table:formula="of:=COUNTIF([.$B$2:.$B$1000];[.M7])" office:value-type="float" office:value="6" calcext:value-type="float">
            <text:p>6</text:p>
          </table:table-cell>
          <table:table-cell table:style-name="ce15" table:formula="of:=IF(COUNTIF([.$B$2:.$B$1000]; [.M7]) &gt; 0; SUMIF([.$B$2:.$B$1000]; [.M7]; [.$C$2:.$C$1000])/COUNTIF([.$B$2:.$B$1000]; [.M7]); &quot;N/A&quot;)" office:value-type="percentage" office:value="0.333333333333333" calcext:value-type="percentage">
            <text:p>33.33%</text:p>
          </table:table-cell>
          <table:table-cell table:number-columns-repeated="1009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7" calcext:value-type="date">
            <text:p>07.05.2019</text:p>
          </table:table-cell>
          <table:table-cell/>
          <table:table-cell table:style-name="ce24" office:value-type="string" calcext:value-type="string">
            <text:p>Dana's harmony</text:p>
          </table:table-cell>
          <table:table-cell table:style-name="ce12" table:formula="of:=COUNTIF([.$B$2:.$B$1000];[.M8])" office:value-type="float" office:value="4" calcext:value-type="float">
            <text:p>4</text:p>
          </table:table-cell>
          <table:table-cell table:style-name="ce15" table:formula="of:=IF(COUNTIF([.$B$2:.$B$1000]; [.M8]) &gt; 0; SUMIF([.$B$2:.$B$1000]; [.M8]; [.$C$2:.$C$1000])/COUNTIF([.$B$2:.$B$1000]; [.M8]); &quot;N/A&quot;)" office:value-type="percentage" office:value="0.75" calcext:value-type="percentage">
            <text:p>75.00%</text:p>
          </table:table-cell>
          <table:table-cell table:number-columns-repeated="1009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26" office:value-type="string" calcext:value-type="string">
            <text:p>Svalblod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7" calcext:value-type="date">
            <text:p>07.05.2019</text:p>
          </table:table-cell>
          <table:table-cell/>
          <table:table-cell table:style-name="ce25" office:value-type="string" calcext:value-type="string">
            <text:p>Unseen Elder</text:p>
          </table:table-cell>
          <table:table-cell table:style-name="ce12" table:formula="of:=COUNTIF([.$B$2:.$B$1000];[.M9])" office:value-type="float" office:value="3" calcext:value-type="float">
            <text:p>3</text:p>
          </table:table-cell>
          <table:table-cell table:style-name="ce15" table:formula="of:=IF(COUNTIF([.$B$2:.$B$1000]; [.M9]) &gt; 0; SUMIF([.$B$2:.$B$1000]; [.M9]; [.$C$2:.$C$1000])/COUNTIF([.$B$2:.$B$1000]; [.M9]); &quot;N/A&quot;)" office:value-type="percentage" office:value="0.333333333333333" calcext:value-type="percentage">
            <text:p>33.33%</text:p>
          </table:table-cell>
          <table:table-cell table:number-columns-repeated="1009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23" office:value-type="string" calcext:value-type="string">
            <office:annotation draw:style-name="gr3" draw:text-style-name="P3" svg:width="251.72pt" svg:height="42.75pt" svg:x="139.78pt" svg:y="165pt" draw:caption-point-x="-11.54pt" draw:caption-point-y="-22.99pt">
              <dc:date>2019-06-03T00:00:00</dc:date>
              <text:p text:style-name="P2">I decided to forfeit match to save some time</text:p>
              <text:p text:style-name="P2"><text:tab/>-vladkinoman</text:p>
            </office:annotation>
            <text:p>Ardal tactics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0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8" calcext:value-type="date">
            <text:p>08.05.2019</text:p>
          </table:table-cell>
          <table:table-cell/>
          <table:table-cell table:style-name="ce24" office:value-type="string" calcext:value-type="string">
            <text:p>Eithne control</text:p>
          </table:table-cell>
          <table:table-cell table:style-name="ce12" table:formula="of:=COUNTIF([.$B$2:.$B$1000];[.M10])" office:value-type="float" office:value="3" calcext:value-type="float">
            <text:p>3</text:p>
          </table:table-cell>
          <table:table-cell table:style-name="ce15" table:formula="of:=IF(COUNTIF([.$B$2:.$B$1000]; [.M10]) &gt; 0; SUMIF([.$B$2:.$B$1000]; [.M10]; [.$C$2:.$C$1000])/COUNTIF([.$B$2:.$B$1000]; [.M10]); &quot;N/A&quot;)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26" office:value-type="string" calcext:value-type="string">
            <text:p>Eis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8" calcext:value-type="date">
            <text:p>08.05.2019</text:p>
          </table:table-cell>
          <table:table-cell/>
          <table:table-cell table:style-name="ce26" office:value-type="string" calcext:value-type="string">
            <text:p>Arnjolf</text:p>
          </table:table-cell>
          <table:table-cell table:style-name="ce12" table:formula="of:=COUNTIF([.$B$2:.$B$1000];[.M11])" office:value-type="float" office:value="3" calcext:value-type="float">
            <text:p>3</text:p>
          </table:table-cell>
          <table:table-cell table:style-name="ce15" table:formula="of:=IF(COUNTIF([.$B$2:.$B$1000]; [.M11]) &gt; 0; SUMIF([.$B$2:.$B$1000]; [.M11]; [.$C$2:.$C$1000])/COUNTIF([.$B$2:.$B$1000]; [.M11]); &quot;N/A&quot;)" office:value-type="percentage" office:value="0.666666666666667" calcext:value-type="percentage">
            <text:p>66.67%</text:p>
          </table:table-cell>
          <table:table-cell table:number-columns-repeated="1009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24" office:value-type="string" calcext:value-type="string">
            <text:p>Eldai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8" calcext:value-type="date">
            <text:p>08.05.2019</text:p>
          </table:table-cell>
          <table:table-cell/>
          <table:table-cell table:style-name="ce23" office:value-type="string" calcext:value-type="string">
            <text:p>Emhyr midrange</text:p>
          </table:table-cell>
          <table:table-cell table:style-name="ce12" table:formula="of:=COUNTIF([.$B$2:.$B$1000];[.M12])" office:value-type="float" office:value="2" calcext:value-type="float">
            <text:p>2</text:p>
          </table:table-cell>
          <table:table-cell table:style-name="ce15" table:formula="of:=IF(COUNTIF([.$B$2:.$B$1000]; [.M12]) &gt; 0; SUMIF([.$B$2:.$B$1000]; [.M12]; [.$C$2:.$C$1000])/COUNTIF([.$B$2:.$B$1000]; [.M12]); &quot;N/A&quot;)" office:value-type="percentage" office:value="0.5" calcext:value-type="percentage">
            <text:p>5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25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8" calcext:value-type="date">
            <text:p>08.05.2019</text:p>
          </table:table-cell>
          <table:table-cell/>
          <table:table-cell table:style-name="ce25" office:value-type="string" calcext:value-type="string">
            <text:p>Big Gernichora</text:p>
          </table:table-cell>
          <table:table-cell table:style-name="ce12" table:formula="of:=COUNTIF([.$B$2:.$B$1000];[.M13])" office:value-type="float" office:value="2" calcext:value-type="float">
            <text:p>2</text:p>
          </table:table-cell>
          <table:table-cell table:style-name="ce15" table:formula="of:=IF(COUNTIF([.$B$2:.$B$1000]; [.M13]) &gt; 0; SUMIF([.$B$2:.$B$1000]; [.M13]; [.$C$2:.$C$1000])/COUNTIF([.$B$2:.$B$1000]; [.M13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25" office:value-type="string" calcext:value-type="string">
            <text:p>Big Gernichora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9" calcext:value-type="date">
            <text:p>09.05.2019</text:p>
          </table:table-cell>
          <table:table-cell/>
          <table:table-cell table:style-name="ce24" office:value-type="string" calcext:value-type="string">
            <text:p>Eldain</text:p>
          </table:table-cell>
          <table:table-cell table:style-name="ce12" table:formula="of:=COUNTIF([.$B$2:.$B$1000];[.M14])" office:value-type="float" office:value="1" calcext:value-type="float">
            <text:p>1</text:p>
          </table:table-cell>
          <table:table-cell table:style-name="ce15" table:formula="of:=IF(COUNTIF([.$B$2:.$B$1000]; [.M14]) &gt; 0; SUMIF([.$B$2:.$B$1000]; [.M14]; [.$C$2:.$C$1000])/COUNTIF([.$B$2:.$B$1000]; [.M14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2" office:value-type="string" calcext:value-type="string">
            <text:p>Burst Hensel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7" calcext:value-type="float">
            <text:p>7</text:p>
          </table:table-cell>
          <table:table-cell table:style-name="ce36" office:value-type="date" office:date-value="2019-05-09" calcext:value-type="date">
            <text:p>09.05.2019</text:p>
          </table:table-cell>
          <table:table-cell/>
          <table:table-cell table:style-name="ce26" office:value-type="string" calcext:value-type="string">
            <text:p>Eist</text:p>
          </table:table-cell>
          <table:table-cell table:style-name="ce12" table:formula="of:=COUNTIF([.$B$2:.$B$1000];[.M15])" office:value-type="float" office:value="1" calcext:value-type="float">
            <text:p>1</text:p>
          </table:table-cell>
          <table:table-cell table:style-name="ce15" table:formula="of:=IF(COUNTIF([.$B$2:.$B$1000]; [.M15]) &gt; 0; SUMIF([.$B$2:.$B$1000]; [.M15]; [.$C$2:.$C$1000])/COUNTIF([.$B$2:.$B$1000]; [.M15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6" calcext:value-type="float">
            <text:p>6</text:p>
          </table:table-cell>
          <table:table-cell table:style-name="ce36" office:value-type="date" office:date-value="2019-05-09" calcext:value-type="date">
            <text:p>09.05.2019</text:p>
          </table:table-cell>
          <table:table-cell/>
          <table:table-cell table:style-name="ce25" office:value-type="string" calcext:value-type="string">
            <text:p>Big Woodland</text:p>
          </table:table-cell>
          <table:table-cell table:style-name="ce12" table:formula="of:=COUNTIF([.$B$2:.$B$1000];[.M16])" office:value-type="float" office:value="1" calcext:value-type="float">
            <text:p>1</text:p>
          </table:table-cell>
          <table:table-cell table:style-name="ce15" table:formula="of:=IF(COUNTIF([.$B$2:.$B$1000]; [.M16]) &gt; 0; SUMIF([.$B$2:.$B$1000]; [.M16]; [.$C$2:.$C$1000])/COUNTIF([.$B$2:.$B$1000]; [.M16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6" calcext:value-type="float">
            <text:p>6</text:p>
          </table:table-cell>
          <table:table-cell table:style-name="ce36" office:value-type="date" office:date-value="2019-05-10" calcext:value-type="date">
            <text:p>10.05.2019</text:p>
          </table:table-cell>
          <table:table-cell/>
          <table:table-cell table:style-name="ce39" office:value-type="string" calcext:value-type="string">
            <text:p>Human NR</text:p>
          </table:table-cell>
          <table:table-cell table:style-name="ce12" table:formula="of:=COUNTIF([.$B$2:.$B$1000];[.M17])" office:value-type="float" office:value="0" calcext:value-type="float">
            <text:p>0</text:p>
          </table:table-cell>
          <table:table-cell table:style-name="ce15" table:formula="of:=IF(COUNTIF([.$B$2:.$B$1000]; [.M17]) &gt; 0; SUMIF([.$B$2:.$B$1000]; [.M17]; [.$C$2:.$C$1000])/COUNTIF([.$B$2:.$B$1000]; [.M17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26" office:value-type="string" calcext:value-type="string">
            <text:p>Arnjolf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6" calcext:value-type="float">
            <text:p>6</text:p>
          </table:table-cell>
          <table:table-cell table:style-name="ce36" office:value-type="date" office:date-value="2019-05-10" calcext:value-type="date">
            <text:p>10.05.2019</text:p>
          </table:table-cell>
          <table:table-cell/>
          <table:table-cell table:style-name="ce23" office:value-type="string" calcext:value-type="string">
            <text:p>Ardal spies</text:p>
          </table:table-cell>
          <table:table-cell table:style-name="ce12" table:formula="of:=COUNTIF([.$B$2:.$B$1000];[.M18])" office:value-type="float" office:value="0" calcext:value-type="float">
            <text:p>0</text:p>
          </table:table-cell>
          <table:table-cell table:style-name="ce15" table:formula="of:=IF(COUNTIF([.$B$2:.$B$1000]; [.M18]) &gt; 0; SUMIF([.$B$2:.$B$1000]; [.M18]; [.$C$2:.$C$1000])/COUNTIF([.$B$2:.$B$1000]; [.M18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23" office:value-type="string" calcext:value-type="string">
            <office:annotation draw:style-name="gr3" draw:text-style-name="P3" svg:width="251.72pt" svg:height="50.49pt" svg:x="139.78pt" svg:y="302.88pt" draw:caption-point-x="-11.54pt" draw:caption-point-y="-19.11pt">
              <dc:date>2019-06-03T00:00:00</dc:date>
              <text:p text:style-name="P2">in the first round that was a point slam deck with soldiers but then in the third round control deck with special cards <text:s/>appeared xD</text:p>
              <text:p text:style-name="P2"><text:tab/>-vladkinoman</text:p>
            </office:annotation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6" calcext:value-type="float">
            <text:p>6</text:p>
          </table:table-cell>
          <table:table-cell table:style-name="ce36" office:value-type="date" office:date-value="2019-05-10" calcext:value-type="date">
            <text:p>10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23" office:value-type="string" calcext:value-type="string">
            <text:p>Emhyr midrange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6" calcext:value-type="float">
            <text:p>6</text:p>
          </table:table-cell>
          <table:table-cell table:style-name="ce36" office:value-type="date" office:date-value="2019-05-10" calcext:value-type="date">
            <text:p>10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6" calcext:value-type="float">
            <text:p>6</text:p>
          </table:table-cell>
          <table:table-cell table:style-name="ce36" office:value-type="date" office:date-value="2019-05-11" calcext:value-type="date">
            <text:p>11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6" calcext:value-type="float">
            <text:p>6</text:p>
          </table:table-cell>
          <table:table-cell table:style-name="ce36" office:value-type="date" office:date-value="2019-05-11" calcext:value-type="date">
            <text:p>11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" office:value-type="string" calcext:value-type="string">
            <text:p>Burst Hensel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3" office:value-type="string" calcext:value-type="string">
            <text:p>Red</text:p>
          </table:table-cell>
          <table:table-cell table:number-columns-repeated="2"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6" calcext:value-type="float">
            <text:p>6</text:p>
          </table:table-cell>
          <table:table-cell table:style-name="ce36" office:value-type="date" office:date-value="2019-05-11" calcext:value-type="date">
            <text:p>11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3" calcext:value-type="float">
            <text:p>23</text:p>
          </table:table-cell>
          <table:table-cell table:style-name="ce2" office:value-type="string" calcext:value-type="string">
            <text:p>Burst Henselt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4" calcext:value-type="float">
            <text:p>24</text:p>
          </table:table-cell>
          <table:table-cell table:style-name="ce23" office:value-type="string" calcext:value-type="string">
            <text:p>Ardal tactics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5" calcext:value-type="float">
            <text:p>25</text:p>
          </table:table-cell>
          <table:table-cell table:style-name="ce25" office:value-type="string" calcext:value-type="string">
            <text:p>Big Woodlan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6" calcext:value-type="float">
            <text:p>26</text:p>
          </table:table-cell>
          <table:table-cell table:style-name="ce26" office:value-type="string" calcext:value-type="string">
            <text:p>Svalblod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7" calcext:value-type="float">
            <text:p>27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8" calcext:value-type="float">
            <text:p>28</text:p>
          </table:table-cell>
          <table:table-cell table:style-name="ce25" office:value-type="string" calcext:value-type="string">
            <text:p>Unseen Eld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9" calcext:value-type="float">
            <text:p>29</text:p>
          </table:table-cell>
          <table:table-cell table:style-name="ce25" office:value-type="string" calcext:value-type="string">
            <text:p>Unseen Eld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3" office:value-type="string" calcext:value-type="string"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6" office:value-type="string" calcext:value-type="string">
            <text:p>Svalblo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Opponnent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26" office:value-type="string" calcext:value-type="string">
            <text:p>Svalblo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26" office:value-type="string" calcext:value-type="string">
            <text:p>Svalblod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0:2</text:p>
          </table:table-cell>
          <table:table-cell table:style-name="ce33" office:value-type="string" calcext:value-type="string">
            <text:p>Red</text:p>
          </table:table-cell>
          <table:table-cell table:number-columns-repeated="2" table:style-name="ce12" office:value-type="string" calcext:value-type="string">
            <text:p>Opponnen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26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2" office:value-type="string" calcext:value-type="string">
            <text:p>Burst Hensel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2" office:value-type="string" calcext:value-type="string">
            <text:p>Blue</text:p>
          </table:table-cell>
          <table:table-cell table:number-columns-repeated="2"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2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26" office:value-type="string" calcext:value-type="string"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23" office:value-type="string" calcext:value-type="string">
            <text:p>Ardal tactic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office:annotation draw:style-name="gr3" draw:text-style-name="P3" svg:width="349.99pt" svg:height="42.75pt" svg:x="391.49pt" svg:y="653.24pt" draw:caption-point-x="-11.54pt" draw:caption-point-y="-22.96pt">
              <dc:date>2019-06-03T00:00:00</dc:date>
              <text:p text:style-name="P2">He spent his leader and Muzzle</text:p>
              <text:p text:style-name="P2"><text:tab/>-vladkinoman</text:p>
            </office:annotation>
            <text:p>Oppon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office:annotation draw:style-name="gr3" draw:text-style-name="P3" svg:width="306.4pt" svg:height="42.75pt" svg:x="683.55pt" svg:y="669pt" draw:caption-point-x="-11.54pt" draw:caption-point-y="-22.99pt">
              <dc:date>2019-06-03T00:00:00</dc:date>
              <text:p text:style-name="P2">Scorch saved me :)</text:p>
              <text:p text:style-name="P2"><text:tab/>-vladkinoman</text:p>
            </office:annotation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2" calcext:value-type="date">
            <text:p>12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2" office:value-type="string" calcext:value-type="string">
            <text:p>Burst Hensel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4" calcext:value-type="date">
            <text:p>14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2" office:value-type="string" calcext:value-type="string">
            <text:p>Blue</text:p>
          </table:table-cell>
          <table:table-cell table:number-columns-repeated="2"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4" calcext:value-type="date">
            <text:p>14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2" office:value-type="string" calcext:value-type="string">
            <office:annotation draw:style-name="gr3" draw:text-style-name="P3" svg:width="251.72pt" svg:height="42.75pt" svg:x="139.78pt" svg:y="716.26pt" draw:caption-point-x="-11.54pt" draw:caption-point-y="-22.99pt">
              <dc:date>2019-06-03T00:00:00</dc:date>
              <text:p text:style-name="P2">Demavend's machines. It is nice when you go first against this deck in the round 3.</text:p>
              <text:p text:style-name="P2"><text:tab/>-vladkinoman</text:p>
            </office:annotation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4" calcext:value-type="date">
            <text:p>14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2" office:value-type="string" calcext:value-type="string"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office:annotation draw:style-name="gr3" draw:text-style-name="P3" svg:width="356.4pt" svg:height="42.75pt" svg:x="553.38pt" svg:y="731.99pt" draw:caption-point-x="-11.54pt" draw:caption-point-y="-22.96pt">
              <dc:date>2019-06-03T00:00:00</dc:date>
              <text:p text:style-name="P2">That was Demavend and that was a mistake</text:p>
              <text:p text:style-name="P2"><text:tab/>-vladkinoman</text:p>
            </office:annotation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24" office:value-type="string" calcext:value-type="string">
            <text:p>Eithne control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26" office:value-type="string" calcext:value-type="string">
            <text:p>Svalblo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8" calcext:value-type="float">
            <text:p>48</text:p>
          </table:table-cell>
          <table:table-cell table:style-name="ce24" office:value-type="string" calcext:value-type="string">
            <text:p>Eithne control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0:2</text:p>
          </table:table-cell>
          <table:table-cell table:style-name="ce32" office:value-type="string" calcext:value-type="string">
            <text:p>Blue</text:p>
          </table:table-cell>
          <table:table-cell table:number-columns-repeated="2" table:style-name="ce12" office:value-type="string" calcext:value-type="string">
            <text:p>Opponnen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49" calcext:value-type="float">
            <text:p>49</text:p>
          </table:table-cell>
          <table:table-cell table:style-name="ce26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26" office:value-type="string" calcext:value-type="string">
            <text:p>Svalblo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6" office:value-type="string" calcext:value-type="string"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3" calcext:value-type="float">
            <text:p>53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4" calcext:value-type="float">
            <text:p>54</text:p>
          </table:table-cell>
          <table:table-cell table:style-name="ce23" office:value-type="string" calcext:value-type="string">
            <text:p>Calveit midrange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5" calcext:value-type="float">
            <text:p>55</text:p>
          </table:table-cell>
          <table:table-cell table:style-name="ce26" office:value-type="string" calcext:value-type="string">
            <text:p>Arnjolf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6" calcext:value-type="float">
            <text:p>56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7" calcext:value-type="float">
            <text:p>57</text:p>
          </table:table-cell>
          <table:table-cell table:style-name="ce23" office:value-type="string" calcext:value-type="string">
            <text:p>Calveit midrange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8" calcext:value-type="float">
            <text:p>58</text:p>
          </table:table-cell>
          <table:table-cell table:style-name="ce25" office:value-type="string" calcext:value-type="string">
            <text:p>Unseen Eld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59" calcext:value-type="float">
            <text:p>59</text:p>
          </table:table-cell>
          <table:table-cell table:style-name="ce26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office:annotation draw:style-name="gr3" draw:text-style-name="P3" svg:width="306.4pt" svg:height="42.75pt" svg:x="683.55pt" svg:y="952.5pt" draw:caption-point-x="-11.54pt" draw:caption-point-y="-22.99pt">
              <dc:date>2019-06-03T00:00:00</dc:date>
              <text:p text:style-name="P2">That was Harald matchup! I discarded all entire hand and dropped my arbalists duo.</text:p>
              <text:p text:style-name="P2"><text:tab/>-vladkinoman</text:p>
            </office:annotation>
            <text:p>Yes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0" calcext:value-type="float">
            <text:p>60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office:annotation draw:style-name="gr3" draw:text-style-name="P3" svg:width="325.45pt" svg:height="42.75pt" svg:x="177.93pt" svg:y="968.26pt" draw:caption-point-x="-11.54pt" draw:caption-point-y="-22.99pt">
              <dc:date>2019-06-03T00:00:00</dc:date>
              <text:p text:style-name="P2">that was actually draw but that could be a win if I used two charges from my arbalist.</text:p>
              <text:p text:style-name="P2"><text:tab/>-vladkinoman</text:p>
            </office:annotation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1" calcext:value-type="float">
            <text:p>61</text:p>
          </table:table-cell>
          <table:table-cell table:style-name="ce2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4" calcext:value-type="float">
            <text:p>4</text:p>
          </table:table-cell>
          <table:table-cell table:style-name="ce36" office:value-type="date" office:date-value="2019-05-16" calcext:value-type="date">
            <text:p>16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2" calcext:value-type="float">
            <text:p>62</text:p>
          </table:table-cell>
          <table:table-cell table:style-name="ce26" office:value-type="string" calcext:value-type="string">
            <text:p>Arnjolf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3" calcext:value-type="float">
            <text:p>3</text:p>
          </table:table-cell>
          <table:table-cell table:style-name="ce36" office:value-type="date" office:date-value="2019-05-17" calcext:value-type="date">
            <text:p>17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3" calcext:value-type="float">
            <text:p>63</text:p>
          </table:table-cell>
          <table:table-cell table:style-name="ce26" office:value-type="string" calcext:value-type="string">
            <text:p>Svalblod</text:p>
          </table:table-cell>
          <table:table-cell table:style-name="ce30" office:value-type="float" office:value="1" calcext:value-type="float">
            <office:annotation draw:style-name="gr4" draw:text-style-name="P3" svg:width="325.45pt" svg:height="42.72pt" svg:x="177.93pt" svg:y="1015.51pt" draw:caption-point-x="-11.54pt" draw:caption-point-y="-22.99pt">
              <dc:date>2019-06-03T00:00:00</dc:date>
              <text:p text:style-name="P2">Pure luck, he had a bad last play :)</text:p>
              <text:p text:style-name="P2"><text:tab/>-vladkinoman</text:p>
            </office:annotation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3" calcext:value-type="float">
            <text:p>3</text:p>
          </table:table-cell>
          <table:table-cell table:style-name="ce36" office:value-type="date" office:date-value="2019-05-17" calcext:value-type="date">
            <text:p>17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4" calcext:value-type="float">
            <text:p>64</text:p>
          </table:table-cell>
          <table:table-cell table:style-name="ce2" office:value-type="string" calcext:value-type="string"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3" calcext:value-type="float">
            <text:p>3</text:p>
          </table:table-cell>
          <table:table-cell table:style-name="ce36" office:value-type="date" office:date-value="2019-05-17" calcext:value-type="date">
            <text:p>17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5" calcext:value-type="float">
            <text:p>65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float" office:value="3" calcext:value-type="float">
            <text:p>3</text:p>
          </table:table-cell>
          <table:table-cell table:style-name="ce36" office:value-type="date" office:date-value="2019-05-17" calcext:value-type="date">
            <text:p>17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6" calcext:value-type="float">
            <text:p>66</text:p>
          </table:table-cell>
          <table:table-cell table:style-name="ce24" office:value-type="string" calcext:value-type="string">
            <text:p>Eithne control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3" calcext:value-type="float">
            <text:p>3</text:p>
          </table:table-cell>
          <table:table-cell table:style-name="ce36" office:value-type="date" office:date-value="2019-05-17" calcext:value-type="date">
            <text:p>17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7" calcext:value-type="float">
            <text:p>67</text:p>
          </table:table-cell>
          <table:table-cell table:style-name="ce26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float" office:value="3" calcext:value-type="float">
            <text:p>3</text:p>
          </table:table-cell>
          <table:table-cell table:style-name="ce36" office:value-type="date" office:date-value="2019-05-17" calcext:value-type="date">
            <text:p>17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8" calcext:value-type="float">
            <text:p>68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3" calcext:value-type="float">
            <text:p>3</text:p>
          </table:table-cell>
          <table:table-cell table:style-name="ce36" office:value-type="date" office:date-value="2019-05-17" calcext:value-type="date">
            <text:p>17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69" calcext:value-type="float">
            <text:p>69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3" calcext:value-type="float">
            <text:p>3</text:p>
          </table:table-cell>
          <table:table-cell table:style-name="ce36" office:value-type="date" office:date-value="2019-05-17" calcext:value-type="date">
            <text:p>17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0" calcext:value-type="float">
            <text:p>70</text:p>
          </table:table-cell>
          <table:table-cell table:style-name="ce26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float" office:value="3" calcext:value-type="float">
            <text:p>3</text:p>
          </table:table-cell>
          <table:table-cell table:style-name="ce36" office:value-type="date" office:date-value="2019-05-17" calcext:value-type="date">
            <text:p>17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1" calcext:value-type="float">
            <office:annotation draw:style-name="gr5" draw:text-style-name="P3" svg:width="227.03pt" svg:height="89.97pt" svg:x="55.7pt" svg:y="1141.51pt" draw:caption-point-x="-11.54pt" draw:caption-point-y="-22.99pt">
              <dc:date>2019-06-03T00:00:00</dc:date>
              <text:p text:style-name="P2">Switched:</text:p>
              <text:p text:style-name="P2">Ves -&gt; Sile</text:p>
              <text:p text:style-name="P2">Ballista -&gt; Trebuchet</text:p>
              <text:p text:style-name="P2">BCommando -&gt; 2nd Trebuchet</text:p>
              <text:p text:style-name="P2"><text:tab/>-vladkinoman</text:p>
            </office:annotation>
            <text:p>71</text:p>
          </table:table-cell>
          <table:table-cell table:style-name="ce24" office:value-type="string" calcext:value-type="string">
            <office:annotation draw:style-name="gr4" draw:text-style-name="P3" svg:width="251.72pt" svg:height="42.72pt" svg:x="139.78pt" svg:y="1141.51pt" draw:caption-point-x="-11.54pt" draw:caption-point-y="-22.99pt">
              <dc:date>2019-06-03T00:00:00</dc:date>
              <text:p text:style-name="P2">Control Brouver with lacerate traps</text:p>
              <text:p text:style-name="P2"><text:tab/>-vladkinoman</text:p>
            </office:annotation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2" calcext:value-type="float">
            <text:p>72</text:p>
          </table:table-cell>
          <table:table-cell table:style-name="ce23" office:value-type="string" calcext:value-type="string">
            <text:p>Calveit midrange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3" calcext:value-type="float">
            <text:p>73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4" calcext:value-type="float">
            <text:p>74</text:p>
          </table:table-cell>
          <table:table-cell table:style-name="ce26" office:value-type="string" calcext:value-type="string">
            <text:p>Svalblod</text:p>
          </table:table-cell>
          <table:table-cell table:style-name="ce29" office:value-type="float" office:value="0" calcext:value-type="float">
            <office:annotation draw:style-name="gr3" draw:text-style-name="P3" svg:width="325.45pt" svg:height="42.75pt" svg:x="177.93pt" svg:y="1188.74pt" draw:caption-point-x="-11.54pt" draw:caption-point-y="-22.96pt">
              <dc:date>2019-06-03T00:00:00</dc:date>
              <text:p text:style-name="P2">I used Scorch in round 1 to win the round :(</text:p>
              <text:p text:style-name="P2"><text:tab/>-vladkinoman</text:p>
            </office:annotation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5" calcext:value-type="float">
            <text:p>75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6" calcext:value-type="float">
            <text:p>76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7" calcext:value-type="float">
            <text:p>77</text:p>
          </table:table-cell>
          <table:table-cell table:style-name="ce26" office:value-type="string" calcext:value-type="string">
            <text:p>Svalblod</text:p>
          </table:table-cell>
          <table:table-cell table:style-name="ce29" office:value-type="float" office:value="0" calcext:value-type="float">
            <office:annotation draw:style-name="gr3" draw:text-style-name="P3" svg:width="325.45pt" svg:height="42.75pt" svg:x="177.93pt" svg:y="1235.99pt" draw:caption-point-x="-11.54pt" draw:caption-point-y="-22.96pt">
              <dc:date>2019-06-03T00:00:00</dc:date>
              <text:p text:style-name="P2">Cleaver</text:p>
              <text:p text:style-name="P2"><text:tab/>-vladkinoman</text:p>
            </office:annotation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8" calcext:value-type="float">
            <text:p>78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79" calcext:value-type="float">
            <text:p>79</text:p>
          </table:table-cell>
          <table:table-cell table:style-name="ce26" office:value-type="string" calcext:value-type="string">
            <text:p>Svalblo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0" calcext:value-type="float">
            <text:p>80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1" calcext:value-type="float">
            <text:p>81</text:p>
          </table:table-cell>
          <table:table-cell table:style-name="ce2" office:value-type="string" calcext:value-type="string">
            <text:p>Burst Hensel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3" office:value-type="string" calcext:value-type="string">
            <text:p>Red</text:p>
          </table:table-cell>
          <table:table-cell table:number-columns-repeated="2"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2" calcext:value-type="float">
            <text:p>82</text:p>
          </table:table-cell>
          <table:table-cell table:style-name="ce24" office:value-type="string" calcext:value-type="string">
            <text:p>Dana's harmony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2" office:value-type="string" calcext:value-type="string">
            <text:p>Blue</text:p>
          </table:table-cell>
          <table:table-cell table:number-columns-repeated="2"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2" calcext:value-type="float">
            <text:p>2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3" calcext:value-type="float">
            <text:p>83</text:p>
          </table:table-cell>
          <table:table-cell table:style-name="ce23" office:value-type="string" calcext:value-type="string">
            <text:p>Calveit midrange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4" calcext:value-type="float">
            <text:p>84</text:p>
          </table:table-cell>
          <table:table-cell table:style-name="ce23" office:value-type="string" calcext:value-type="string">
            <text:p>Calveit midrange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5" calcext:value-type="float">
            <text:p>85</text:p>
          </table:table-cell>
          <table:table-cell table:style-name="ce23" office:value-type="string" calcext:value-type="string">
            <office:annotation draw:style-name="gr3" draw:text-style-name="P3" svg:width="251.72pt" svg:height="42.75pt" svg:x="139.78pt" svg:y="1361.99pt" draw:caption-point-x="-11.54pt" draw:caption-point-y="-22.96pt">
              <dc:date>2019-06-03T00:00:00</dc:date>
              <text:p text:style-name="P2">Cahir: it is ok to bleed him in round 2</text:p>
              <text:p text:style-name="P2"><text:tab/>-vladkinoman</text:p>
            </office:annotation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6" calcext:value-type="float">
            <text:p>86</text:p>
          </table:table-cell>
          <table:table-cell table:style-name="ce24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7" calcext:value-type="float">
            <text:p>87</text:p>
          </table:table-cell>
          <table:table-cell table:style-name="ce23" office:value-type="string" calcext:value-type="string">
            <text:p>Other</text:p>
          </table:table-cell>
          <table:table-cell table:style-name="ce29" office:value-type="float" office:value="0" calcext:value-type="float">
            <office:annotation draw:style-name="gr4" draw:text-style-name="P3" svg:width="325.45pt" svg:height="42.72pt" svg:x="177.93pt" svg:y="1393.51pt" draw:caption-point-x="-11.54pt" draw:caption-point-y="-22.99pt">
              <dc:date>2019-06-03T00:00:00</dc:date>
              <text:p text:style-name="P2">Usurper: Traeharn discarded my Scorch :(</text:p>
              <text:p text:style-name="P2"><text:tab/>-vladkinoman</text:p>
            </office:annotation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8" calcext:value-type="float">
            <text:p>88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89" calcext:value-type="float">
            <text:p>89</text:p>
          </table:table-cell>
          <table:table-cell table:style-name="ce23" office:value-type="string" calcext:value-type="string">
            <text:p>Calveit midrange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90" calcext:value-type="float">
            <text:p>90</text:p>
          </table:table-cell>
          <table:table-cell table:style-name="ce23" office:value-type="string" calcext:value-type="string">
            <office:annotation draw:style-name="gr3" draw:text-style-name="P3" svg:width="251.72pt" svg:height="42.75pt" svg:x="139.78pt" svg:y="1440.74pt" draw:caption-point-x="-11.54pt" draw:caption-point-y="-22.96pt">
              <dc:date>2019-06-03T00:00:00</dc:date>
              <text:p text:style-name="P2">What a win it was :)</text:p>
              <text:p text:style-name="P2"><text:tab/>-vladkinoman</text:p>
            </office:annotation>
            <text:p>Ardal tactic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91" calcext:value-type="float">
            <text:p>91</text:p>
          </table:table-cell>
          <table:table-cell table:style-name="ce23" office:value-type="string" calcext:value-type="string">
            <text:p>Emhyr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92" calcext:value-type="float">
            <text:p>92</text:p>
          </table:table-cell>
          <table:table-cell table:style-name="ce26" office:value-type="string" calcext:value-type="string">
            <text:p>Svalblo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 table:number-columns-repeated="1013"/>
        </table:table-row>
        <table:table-row table:style-name="ro1">
          <table:table-cell table:style-name="ce21" office:value-type="float" office:value="93" calcext:value-type="float">
            <text:p>93</text:p>
          </table:table-cell>
          <table:table-cell table:style-name="ce27" office:value-type="string" calcext:value-type="string">
            <office:annotation draw:style-name="gr3" draw:text-style-name="P3" svg:width="251.72pt" svg:height="42.75pt" svg:x="139.78pt" svg:y="1487.99pt" draw:caption-point-x="-11.54pt" draw:caption-point-y="-22.96pt">
              <dc:date>2019-06-03T00:00:00</dc:date>
              <text:p text:style-name="P2">First match in Pro Ladder</text:p>
              <text:p text:style-name="P2"><text:tab/>-vladkinoman</text:p>
            </office:annotation>
            <text:p>Burst Henselt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2:0</text:p>
          </table:table-cell>
          <table:table-cell table:style-name="ce34" office:value-type="string" calcext:value-type="string">
            <text:p>Blue</text:p>
          </table:table-cell>
          <table:table-cell table:number-columns-repeated="2" table:style-name="ce35" office:value-type="string" calcext:value-type="string">
            <text:p>Me</text:p>
          </table:table-cell>
          <table:table-cell table:style-name="ce35" office:value-type="string" calcext:value-type="string">
            <text:p>Yes</text:p>
          </table:table-cell>
          <table:table-cell table:style-name="ce35" office:value-type="string" calcext:value-type="string">
            <text:p>N/A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date" office:date-value="2019-05-19" calcext:value-type="date">
            <text:p>19.05.2019</text:p>
          </table:table-cell>
          <table:table-cell table:number-columns-repeated="1013"/>
        </table:table-row>
        <table:table-row table:style-name="ro2" table:number-rows-repeated="104848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rrupted Machines matchup history" table:style-name="ta3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number-columns-repeated="1009" table:default-cell-style-name="Default"/>
        <table:table-row table:style-name="ro1">
          <table:table-cell table:style-name="ce1" office:value-type="string" calcext:value-type="string">
            <text:p>Match #</text:p>
          </table:table-cell>
          <table:table-cell table:style-name="ce22" office:value-type="string" calcext:value-type="string">
            <text:p>Opponent deck</text:p>
          </table:table-cell>
          <table:table-cell table:style-name="ce22" office:value-type="string" calcext:value-type="string">
            <text:p>Result</text:p>
          </table:table-cell>
          <table:table-cell table:style-name="ce1" office:value-type="string" calcext:value-type="string">
            <text:p>Round results</text:p>
          </table:table-cell>
          <table:table-cell table:style-name="ce22" office:value-type="string" calcext:value-type="string">
            <text:p>Coin</text:p>
          </table:table-cell>
          <table:table-cell table:style-name="ce1" office:value-type="string" calcext:value-type="string">
            <text:p>Who won 1st round?</text:p>
          </table:table-cell>
          <table:table-cell table:style-name="ce1" office:value-type="string" calcext:value-type="string">
            <text:p>Who won 2nd round?</text:p>
          </table:table-cell>
          <table:table-cell table:style-name="ce1" office:value-type="string" calcext:value-type="string">
            <text:p>Bleeding</text:p>
          </table:table-cell>
          <table:table-cell table:style-name="ce1" office:value-type="string" calcext:value-type="string">
            <text:p>Last Say in the 3rd round</text:p>
          </table:table-cell>
          <table:table-cell table:style-name="ce22" office:value-type="string" calcext:value-type="string">
            <text:p>Rank</text:p>
          </table:table-cell>
          <table:table-cell table:style-name="ce1" office:value-type="string" calcext:value-type="string">
            <text:p>Day</text:p>
          </table:table-cell>
          <table:table-cell/>
          <table:table-cell table:style-name="ce1" office:value-type="string" calcext:value-type="string">
            <text:p>Opponent Deck</text:p>
          </table:table-cell>
          <table:table-cell table:style-name="ce1" office:value-type="string" calcext:value-type="string">
            <text:p>Games</text:p>
          </table:table-cell>
          <table:table-cell table:style-name="ce1" office:value-type="string" calcext:value-type="string">
            <text:p>Winrate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Calveit midrange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6" calcext:value-type="float">
            <text:p>6</text:p>
          </table:table-cell>
          <table:table-cell table:style-name="ce36" office:value-type="date" office:date-value="2019-05-11" calcext:value-type="date">
            <text:p>11.05.2019</text:p>
          </table:table-cell>
          <table:table-cell/>
          <table:table-cell table:style-name="ce38" office:value-type="string" calcext:value-type="string">
            <text:p>TOTAL</text:p>
          </table:table-cell>
          <table:table-cell table:style-name="ce38" table:formula="of:=SUM([.N3:.N1000])" office:value-type="float" office:value="7" calcext:value-type="float">
            <text:p>7</text:p>
          </table:table-cell>
          <table:table-cell table:style-name="ce40" table:formula="of:=AVERAGE([.C2:.C1000])" office:value-type="percentage" office:value="0.75" calcext:value-type="percentage">
            <text:p>75.00%</text:p>
          </table:table-cell>
          <table:table-cell table:number-columns-repeated="100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6" office:value-type="string" calcext:value-type="string">
            <text:p>Eist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office:annotation draw:style-name="gr3" draw:text-style-name="P3" svg:width="257.05pt" svg:height="42.75pt" svg:x="683.55pt" svg:y="54.74pt" draw:caption-point-x="-11.54pt" draw:caption-point-y="-22.96pt">
              <dc:date>2019-06-03T00:00:00</dc:date>
              <text:p text:style-name="P2">lost say in round 2</text:p>
              <text:p text:style-name="P2"><text:tab/>-vladkinoman</text:p>
            </office:annotation>
            <text:p>No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1" calcext:value-type="date">
            <text:p>11.05.2019</text:p>
          </table:table-cell>
          <table:table-cell/>
          <table:table-cell table:style-name="ce12" office:value-type="string" calcext:value-type="string">
            <text:p>Other</text:p>
          </table:table-cell>
          <table:table-cell table:style-name="ce12" table:formula="of:=COUNTIF([.$B$2:.$B$1000];[.M3])" office:value-type="float" office:value="0" calcext:value-type="float">
            <text:p>0</text:p>
          </table:table-cell>
          <table:table-cell table:style-name="ce15" table:formula="of:=IF(COUNTIF([.$B$2:.$B$1000]; [.M3]) &gt; 0; SUMIF([.$B$2:.$B$1000]; [.M3]; [.$C$2:.$C$1000])/COUNTIF([.$B$2:.$B$1000]; [.M3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4" office:value-type="string" calcext:value-type="string">
            <text:p>Eithne control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1" calcext:value-type="date">
            <text:p>11.05.2019</text:p>
          </table:table-cell>
          <table:table-cell/>
          <table:table-cell table:style-name="ce23" office:value-type="string" calcext:value-type="string">
            <text:p>Ardal tactics</text:p>
          </table:table-cell>
          <table:table-cell table:style-name="ce12" table:formula="of:=COUNTIF([.$B$2:.$B$1000];[.M4])" office:value-type="float" office:value="1" calcext:value-type="float">
            <text:p>1</text:p>
          </table:table-cell>
          <table:table-cell table:style-name="ce15" table:formula="of:=IF(COUNTIF([.$B$2:.$B$1000]; [.M4]) &gt; 0; SUMIF([.$B$2:.$B$1000]; [.M4]; [.$C$2:.$C$1000])/COUNTIF([.$B$2:.$B$1000]; [.M4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Emhyr's soldiers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0:2</text:p>
          </table:table-cell>
          <table:table-cell table:style-name="ce32" office:value-type="string" calcext:value-type="string">
            <text:p>Blue</text:p>
          </table:table-cell>
          <table:table-cell table:number-columns-repeated="2" table:style-name="ce12" office:value-type="string" calcext:value-type="string">
            <text:p>Opponnen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1" calcext:value-type="date">
            <text:p>11.05.2019</text:p>
          </table:table-cell>
          <table:table-cell/>
          <table:table-cell table:style-name="ce26" office:value-type="string" calcext:value-type="string">
            <text:p>Arnjolf</text:p>
          </table:table-cell>
          <table:table-cell table:style-name="ce12" table:formula="of:=COUNTIF([.$B$2:.$B$1000];[.M5])" office:value-type="float" office:value="0" calcext:value-type="float">
            <text:p>0</text:p>
          </table:table-cell>
          <table:table-cell table:style-name="ce15" table:formula="of:=IF(COUNTIF([.$B$2:.$B$1000]; [.M5]) &gt; 0; SUMIF([.$B$2:.$B$1000]; [.M5]; [.$C$2:.$C$1000])/COUNTIF([.$B$2:.$B$1000]; [.M5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3" office:value-type="string" calcext:value-type="string">
            <text:p>Ardal tactic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office:annotation draw:style-name="gr3" draw:text-style-name="P3" svg:width="300.05pt" svg:height="42.75pt" svg:x="253.33pt" svg:y="101.99pt" draw:caption-point-x="-11.54pt" draw:caption-point-y="-22.96pt">
              <dc:date>2019-06-03T00:00:00</dc:date>
              <text:p text:style-name="P2">Player forfeited after placing Sweers in the wrong row</text:p>
              <text:p text:style-name="P2"><text:tab/>-vladkinoman</text:p>
            </office:annotation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4" table:style-name="ce12" office:value-type="string" calcext:value-type="string">
            <text:p>N/A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1" calcext:value-type="date">
            <text:p>11.05.2019</text:p>
          </table:table-cell>
          <table:table-cell/>
          <table:table-cell table:style-name="ce25" office:value-type="string" calcext:value-type="string">
            <text:p>Big Gernichora</text:p>
          </table:table-cell>
          <table:table-cell table:style-name="ce12" table:formula="of:=COUNTIF([.$B$2:.$B$1000];[.M6])" office:value-type="float" office:value="0" calcext:value-type="float">
            <text:p>0</text:p>
          </table:table-cell>
          <table:table-cell table:style-name="ce15" table:formula="of:=IF(COUNTIF([.$B$2:.$B$1000]; [.M6]) &gt; 0; SUMIF([.$B$2:.$B$1000]; [.M6]; [.$C$2:.$C$1000])/COUNTIF([.$B$2:.$B$1000]; [.M6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24" office:value-type="string" calcext:value-type="string">
            <text:p>Eldai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1" calcext:value-type="date">
            <text:p>11.05.2019</text:p>
          </table:table-cell>
          <table:table-cell/>
          <table:table-cell table:style-name="ce2" office:value-type="string" calcext:value-type="string">
            <text:p>Burst Henselt</text:p>
          </table:table-cell>
          <table:table-cell table:style-name="ce12" table:formula="of:=COUNTIF([.$B$2:.$B$1000];[.M7])" office:value-type="float" office:value="0" calcext:value-type="float">
            <text:p>0</text:p>
          </table:table-cell>
          <table:table-cell table:style-name="ce15" table:formula="of:=IF(COUNTIF([.$B$2:.$B$1000]; [.M7]) &gt; 0; SUMIF([.$B$2:.$B$1000]; [.M7]; [.$C$2:.$C$1000])/COUNTIF([.$B$2:.$B$1000]; [.M7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4" office:value-type="string" calcext:value-type="string">
            <text:p>Eithne control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number-columns-repeated="3"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1" calcext:value-type="date">
            <text:p>11.05.2019</text:p>
          </table:table-cell>
          <table:table-cell/>
          <table:table-cell table:style-name="ce23" office:value-type="string" calcext:value-type="string">
            <text:p>Calveit midrange</text:p>
          </table:table-cell>
          <table:table-cell table:style-name="ce12" table:formula="of:=COUNTIF([.$B$2:.$B$1000];[.M8])" office:value-type="float" office:value="1" calcext:value-type="float">
            <text:p>1</text:p>
          </table:table-cell>
          <table:table-cell table:style-name="ce15" table:formula="of:=IF(COUNTIF([.$B$2:.$B$1000]; [.M8]) &gt; 0; SUMIF([.$B$2:.$B$1000]; [.M8]; [.$C$2:.$C$1000])/COUNTIF([.$B$2:.$B$1000]; [.M8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23" office:value-type="string" calcext:value-type="string">
            <text:p>Ardal spie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5" calcext:value-type="float">
            <text:p>5</text:p>
          </table:table-cell>
          <table:table-cell table:style-name="ce36" office:value-type="date" office:date-value="2019-05-11" calcext:value-type="date">
            <text:p>11.05.2019</text:p>
          </table:table-cell>
          <table:table-cell/>
          <table:table-cell table:style-name="ce24" office:value-type="string" calcext:value-type="string">
            <text:p>Dana's harmony</text:p>
          </table:table-cell>
          <table:table-cell table:style-name="ce12" table:formula="of:=COUNTIF([.$B$2:.$B$1000];[.M9])" office:value-type="float" office:value="0" calcext:value-type="float">
            <text:p>0</text:p>
          </table:table-cell>
          <table:table-cell table:style-name="ce15" table:formula="of:=IF(COUNTIF([.$B$2:.$B$1000]; [.M9]) &gt; 0; SUMIF([.$B$2:.$B$1000]; [.M9]; [.$C$2:.$C$1000])/COUNTIF([.$B$2:.$B$1000]; [.M9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6" office:value-type="string" calcext:value-type="string">
            <text:p>Eist</text:p>
          </table:table-cell>
          <table:table-cell table:style-name="ce12" table:formula="of:=COUNTIF([.$B$2:.$B$1000];[.M10])" office:value-type="float" office:value="1" calcext:value-type="float">
            <text:p>1</text:p>
          </table:table-cell>
          <table:table-cell table:style-name="ce15" table:formula="of:=IF(COUNTIF([.$B$2:.$B$1000]; [.M10]) &gt; 0; SUMIF([.$B$2:.$B$1000]; [.M10]; [.$C$2:.$C$1000])/COUNTIF([.$B$2:.$B$1000]; [.M10]); &quot;N/A&quot;)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4" office:value-type="string" calcext:value-type="string">
            <text:p>Eldain</text:p>
          </table:table-cell>
          <table:table-cell table:style-name="ce12" table:formula="of:=COUNTIF([.$B$2:.$B$1000];[.M11])" office:value-type="float" office:value="1" calcext:value-type="float">
            <text:p>1</text:p>
          </table:table-cell>
          <table:table-cell table:style-name="ce15" table:formula="of:=IF(COUNTIF([.$B$2:.$B$1000]; [.M11]) &gt; 0; SUMIF([.$B$2:.$B$1000]; [.M11]; [.$C$2:.$C$1000])/COUNTIF([.$B$2:.$B$1000]; [.M11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3" office:value-type="string" calcext:value-type="string">
            <text:p>Emhyr midrange</text:p>
          </table:table-cell>
          <table:table-cell table:style-name="ce12" table:formula="of:=COUNTIF([.$B$2:.$B$1000];[.M12])" office:value-type="float" office:value="0" calcext:value-type="float">
            <text:p>0</text:p>
          </table:table-cell>
          <table:table-cell table:style-name="ce15" table:formula="of:=IF(COUNTIF([.$B$2:.$B$1000]; [.M12]) &gt; 0; SUMIF([.$B$2:.$B$1000]; [.M12]; [.$C$2:.$C$1000])/COUNTIF([.$B$2:.$B$1000]; [.M12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6" office:value-type="string" calcext:value-type="string">
            <text:p>Svalblod</text:p>
          </table:table-cell>
          <table:table-cell table:style-name="ce12" table:formula="of:=COUNTIF([.$B$2:.$B$1000];[.M13])" office:value-type="float" office:value="0" calcext:value-type="float">
            <text:p>0</text:p>
          </table:table-cell>
          <table:table-cell table:style-name="ce15" table:formula="of:=IF(COUNTIF([.$B$2:.$B$1000]; [.M13]) &gt; 0; SUMIF([.$B$2:.$B$1000]; [.M13]; [.$C$2:.$C$1000])/COUNTIF([.$B$2:.$B$1000]; [.M13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4" office:value-type="string" calcext:value-type="string">
            <text:p>Eithne control</text:p>
          </table:table-cell>
          <table:table-cell table:style-name="ce12" table:formula="of:=COUNTIF([.$B$2:.$B$1000];[.M14])" office:value-type="float" office:value="2" calcext:value-type="float">
            <text:p>2</text:p>
          </table:table-cell>
          <table:table-cell table:style-name="ce15" table:formula="of:=IF(COUNTIF([.$B$2:.$B$1000]; [.M14]) &gt; 0; SUMIF([.$B$2:.$B$1000]; [.M14]; [.$C$2:.$C$1000])/COUNTIF([.$B$2:.$B$1000]; [.M14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3" office:value-type="string" calcext:value-type="string">
            <text:p>Ardal spies</text:p>
          </table:table-cell>
          <table:table-cell table:style-name="ce12" table:formula="of:=COUNTIF([.$B$2:.$B$1000];[.M15])" office:value-type="float" office:value="1" calcext:value-type="float">
            <text:p>1</text:p>
          </table:table-cell>
          <table:table-cell table:style-name="ce15" table:formula="of:=IF(COUNTIF([.$B$2:.$B$1000]; [.M15]) &gt; 0; SUMIF([.$B$2:.$B$1000]; [.M15]; [.$C$2:.$C$1000])/COUNTIF([.$B$2:.$B$1000]; [.M15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5" office:value-type="string" calcext:value-type="string">
            <text:p>Big Woodland</text:p>
          </table:table-cell>
          <table:table-cell table:style-name="ce12" table:formula="of:=COUNTIF([.$B$2:.$B$1000];[.M16])" office:value-type="float" office:value="0" calcext:value-type="float">
            <text:p>0</text:p>
          </table:table-cell>
          <table:table-cell table:style-name="ce15" table:formula="of:=IF(COUNTIF([.$B$2:.$B$1000]; [.M16]) &gt; 0; SUMIF([.$B$2:.$B$1000]; [.M16]; [.$C$2:.$C$1000])/COUNTIF([.$B$2:.$B$1000]; [.M16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25" office:value-type="string" calcext:value-type="string">
            <text:p>Unseen Elder</text:p>
          </table:table-cell>
          <table:table-cell table:style-name="ce12" table:formula="of:=COUNTIF([.$B$2:.$B$1000];[.M17])" office:value-type="float" office:value="0" calcext:value-type="float">
            <text:p>0</text:p>
          </table:table-cell>
          <table:table-cell table:style-name="ce15" table:formula="of:=IF(COUNTIF([.$B$2:.$B$1000]; [.M17]) &gt; 0; SUMIF([.$B$2:.$B$1000]; [.M17]; [.$C$2:.$C$1000])/COUNTIF([.$B$2:.$B$1000]; [.M17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39" office:value-type="string" calcext:value-type="string">
            <text:p>Human NR</text:p>
          </table:table-cell>
          <table:table-cell table:style-name="ce12" table:formula="of:=COUNTIF([.$B$2:.$B$1000];[.M18])" office:value-type="float" office:value="0" calcext:value-type="float">
            <text:p>0</text:p>
          </table:table-cell>
          <table:table-cell table:style-name="ce15" table:formula="of:=IF(COUNTIF([.$B$2:.$B$1000]; [.M18]) &gt; 0; SUMIF([.$B$2:.$B$1000]; [.M18]; [.$C$2:.$C$1000])/COUNTIF([.$B$2:.$B$1000]; [.M18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n Appetit matchup history" table:style-name="ta4">
        <table:table-column table:style-name="co7" table:default-cell-style-name="Default"/>
        <table:table-column table:style-name="co2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Match #</text:p>
          </table:table-cell>
          <table:table-cell table:style-name="ce22" office:value-type="string" calcext:value-type="string">
            <text:p>Opponent deck</text:p>
          </table:table-cell>
          <table:table-cell table:style-name="ce22" office:value-type="string" calcext:value-type="string">
            <text:p>Result</text:p>
          </table:table-cell>
          <table:table-cell table:style-name="ce1" office:value-type="string" calcext:value-type="string">
            <text:p>Round results</text:p>
          </table:table-cell>
          <table:table-cell table:style-name="ce22" office:value-type="string" calcext:value-type="string">
            <text:p>Coin</text:p>
          </table:table-cell>
          <table:table-cell table:style-name="ce1" office:value-type="string" calcext:value-type="string">
            <text:p>Who won 1st round?</text:p>
          </table:table-cell>
          <table:table-cell table:style-name="ce1" office:value-type="string" calcext:value-type="string">
            <text:p>Who won 2nd round?</text:p>
          </table:table-cell>
          <table:table-cell table:style-name="ce1" office:value-type="string" calcext:value-type="string">
            <text:p>Bleeding</text:p>
          </table:table-cell>
          <table:table-cell table:style-name="ce1" office:value-type="string" calcext:value-type="string">
            <text:p>Last Say in the 3rd round</text:p>
          </table:table-cell>
          <table:table-cell table:style-name="ce22" office:value-type="string" calcext:value-type="string">
            <text:p>Rank</text:p>
          </table:table-cell>
          <table:table-cell table:style-name="ce1" office:value-type="string" calcext:value-type="string">
            <text:p>Day</text:p>
          </table:table-cell>
          <table:table-cell/>
          <table:table-cell table:style-name="ce1" office:value-type="string" calcext:value-type="string">
            <text:p>Opponent Deck</text:p>
          </table:table-cell>
          <table:table-cell table:style-name="ce1" office:value-type="string" calcext:value-type="string">
            <text:p>Games</text:p>
          </table:table-cell>
          <table:table-cell table:style-name="ce1" office:value-type="string" calcext:value-type="string">
            <text:p>Winrate</text:p>
          </table:table-cell>
          <table:table-cell table:number-columns-repeated="1009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/>
          <table:table-cell table:style-name="ce38" office:value-type="string" calcext:value-type="string">
            <text:p>TOTAL</text:p>
          </table:table-cell>
          <table:table-cell table:style-name="ce38" table:formula="of:=SUM([.N3:.N1000])" office:value-type="float" office:value="21" calcext:value-type="float">
            <text:p>21</text:p>
          </table:table-cell>
          <table:table-cell table:style-name="ce40" table:formula="of:=AVERAGE([.C2:.C1000])" office:value-type="percentage" office:value="0.571428571428571" calcext:value-type="percentage">
            <text:p>57.14%</text:p>
          </table:table-cell>
          <table:table-cell table:number-columns-repeated="1009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39" office:value-type="string" calcext:value-type="string"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nent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/>
          <table:table-cell table:style-name="ce12" office:value-type="string" calcext:value-type="string">
            <text:p>Other</text:p>
          </table:table-cell>
          <table:table-cell table:style-name="ce12" table:formula="of:=COUNTIF([.$B$2:.$B$1000];[.M3])" office:value-type="float" office:value="8" calcext:value-type="float">
            <text:p>8</text:p>
          </table:table-cell>
          <table:table-cell table:style-name="ce15" table:formula="of:=IF(COUNTIF([.$B$2:.$B$1000]; [.M3]) &gt; 0; SUMIF([.$B$2:.$B$1000]; [.M3]; [.$C$2:.$C$1000])/COUNTIF([.$B$2:.$B$1000]; [.M3]); &quot;N/A&quot;)" office:value-type="percentage" office:value="0.625" calcext:value-type="percentage">
            <text:p>62.50%</text:p>
          </table:table-cell>
          <table:table-cell table:number-columns-repeated="1009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4" office:value-type="string" calcext:value-type="string">
            <text:p>Eithne control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/>
          <table:table-cell table:style-name="ce23" office:value-type="string" calcext:value-type="string">
            <text:p>Ardal tactics</text:p>
          </table:table-cell>
          <table:table-cell table:style-name="ce12" table:formula="of:=COUNTIF([.$B$2:.$B$1000];[.M4])" office:value-type="float" office:value="2" calcext:value-type="float">
            <text:p>2</text:p>
          </table:table-cell>
          <table:table-cell table:style-name="ce15" table:formula="of:=IF(COUNTIF([.$B$2:.$B$1000]; [.M4]) &gt; 0; SUMIF([.$B$2:.$B$1000]; [.M4]; [.$C$2:.$C$1000])/COUNTIF([.$B$2:.$B$1000]; [.M4]); &quot;N/A&quot;)" office:value-type="percentage" office:value="0.5" calcext:value-type="percentage">
            <text:p>5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3" office:value-type="string" calcext:value-type="string">
            <text:p>Ardal tactics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/>
          <table:table-cell table:style-name="ce26" office:value-type="string" calcext:value-type="string">
            <text:p>Arnjolf</text:p>
          </table:table-cell>
          <table:table-cell table:style-name="ce12" table:formula="of:=COUNTIF([.$B$2:.$B$1000];[.M5])" office:value-type="float" office:value="0" calcext:value-type="float">
            <text:p>0</text:p>
          </table:table-cell>
          <table:table-cell table:style-name="ce15" table:formula="of:=IF(COUNTIF([.$B$2:.$B$1000]; [.M5]) &gt; 0; SUMIF([.$B$2:.$B$1000]; [.M5]; [.$C$2:.$C$1000])/COUNTIF([.$B$2:.$B$1000]; [.M5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6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/>
          <table:table-cell table:style-name="ce25" office:value-type="string" calcext:value-type="string">
            <text:p>Big Gernichora</text:p>
          </table:table-cell>
          <table:table-cell table:style-name="ce12" table:formula="of:=COUNTIF([.$B$2:.$B$1000];[.M6])" office:value-type="float" office:value="0" calcext:value-type="float">
            <text:p>0</text:p>
          </table:table-cell>
          <table:table-cell table:style-name="ce15" table:formula="of:=IF(COUNTIF([.$B$2:.$B$1000]; [.M6]) &gt; 0; SUMIF([.$B$2:.$B$1000]; [.M6]; [.$C$2:.$C$1000])/COUNTIF([.$B$2:.$B$1000]; [.M6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25" office:value-type="string" calcext:value-type="string"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0:2</text:p>
          </table:table-cell>
          <table:table-cell table:style-name="ce32" office:value-type="string" calcext:value-type="string">
            <text:p>Blue</text:p>
          </table:table-cell>
          <table:table-cell table:number-columns-repeated="2" table:style-name="ce12" office:value-type="string" calcext:value-type="string">
            <text:p>Opponent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/>
          <table:table-cell table:style-name="ce2" office:value-type="string" calcext:value-type="string">
            <text:p>Burst Henselt</text:p>
          </table:table-cell>
          <table:table-cell table:style-name="ce12" table:formula="of:=COUNTIF([.$B$2:.$B$1000];[.M7])" office:value-type="float" office:value="2" calcext:value-type="float">
            <text:p>2</text:p>
          </table:table-cell>
          <table:table-cell table:style-name="ce15" table:formula="of:=IF(COUNTIF([.$B$2:.$B$1000]; [.M7]) &gt; 0; SUMIF([.$B$2:.$B$1000]; [.M7]; [.$C$2:.$C$1000])/COUNTIF([.$B$2:.$B$1000]; [.M7]); &quot;N/A&quot;)" office:value-type="percentage" office:value="0.5" calcext:value-type="percentage">
            <text:p>5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6" office:value-type="string" calcext:value-type="string">
            <text:p>Svalblod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/>
          <table:table-cell table:style-name="ce23" office:value-type="string" calcext:value-type="string">
            <text:p>Calveit midrange</text:p>
          </table:table-cell>
          <table:table-cell table:style-name="ce12" table:formula="of:=COUNTIF([.$B$2:.$B$1000];[.M8])" office:value-type="float" office:value="1" calcext:value-type="float">
            <text:p>1</text:p>
          </table:table-cell>
          <table:table-cell table:style-name="ce15" table:formula="of:=IF(COUNTIF([.$B$2:.$B$1000]; [.M8]) &gt; 0; SUMIF([.$B$2:.$B$1000]; [.M8]; [.$C$2:.$C$1000])/COUNTIF([.$B$2:.$B$1000]; [.M8]); &quot;N/A&quot;)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8" calcext:value-type="float">
            <text:p>8</text:p>
          </table:table-cell>
          <table:table-cell table:style-name="ce39" office:value-type="string" calcext:value-type="string">
            <text:p>Human N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ent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8" calcext:value-type="date">
            <text:p>18.05.2019</text:p>
          </table:table-cell>
          <table:table-cell/>
          <table:table-cell table:style-name="ce23" office:value-type="string" calcext:value-type="string">
            <text:p>Calveit specials</text:p>
          </table:table-cell>
          <table:table-cell table:style-name="ce12" table:formula="of:=COUNTIF([.$B$2:.$B$1000];[.M9])" office:value-type="float" office:value="0" calcext:value-type="float">
            <text:p>0</text:p>
          </table:table-cell>
          <table:table-cell table:style-name="ce15" table:formula="of:=IF(COUNTIF([.$B$2:.$B$1000]; [.M9]) &gt; 0; SUMIF([.$B$2:.$B$1000]; [.M9]; [.$C$2:.$C$1000])/COUNTIF([.$B$2:.$B$1000]; [.M9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9" calcext:value-type="float">
            <text:p>9</text:p>
          </table:table-cell>
          <table:table-cell table:style-name="ce23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office:annotation draw:style-name="gr3" draw:text-style-name="P3" svg:width="253.9pt" svg:height="42.75pt" svg:x="681.14pt" svg:y="165pt" draw:caption-point-x="-11.54pt" draw:caption-point-y="-22.99pt">
              <dc:date>2019-06-03T00:00:00</dc:date>
              <text:p text:style-name="P2">That was mill</text:p>
              <text:p text:style-name="P2"><text:tab/>-vladkinoman</text:p>
            </office:annotation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/>
          <table:table-cell table:style-name="ce24" office:value-type="string" calcext:value-type="string">
            <text:p>Dana's harmony</text:p>
          </table:table-cell>
          <table:table-cell table:style-name="ce12" table:formula="of:=COUNTIF([.$B$2:.$B$1000];[.M10])" office:value-type="float" office:value="0" calcext:value-type="float">
            <text:p>0</text:p>
          </table:table-cell>
          <table:table-cell table:style-name="ce15" table:formula="of:=IF(COUNTIF([.$B$2:.$B$1000]; [.M10]) &gt; 0; SUMIF([.$B$2:.$B$1000]; [.M10]; [.$C$2:.$C$1000])/COUNTIF([.$B$2:.$B$1000]; [.M10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2" office:value-type="string" calcext:value-type="string">
            <text:p>Burst Henselt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Opponent</text:p>
          </table:table-cell>
          <table:table-cell table:number-columns-repeated="2"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/>
          <table:table-cell table:style-name="ce26" office:value-type="string" calcext:value-type="string">
            <text:p>Eist</text:p>
          </table:table-cell>
          <table:table-cell table:style-name="ce12" table:formula="of:=COUNTIF([.$B$2:.$B$1000];[.M11])" office:value-type="float" office:value="0" calcext:value-type="float">
            <text:p>0</text:p>
          </table:table-cell>
          <table:table-cell table:style-name="ce15" table:formula="of:=IF(COUNTIF([.$B$2:.$B$1000]; [.M11]) &gt; 0; SUMIF([.$B$2:.$B$1000]; [.M11]; [.$C$2:.$C$1000])/COUNTIF([.$B$2:.$B$1000]; [.M11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23" office:value-type="string" calcext:value-type="string">
            <text:p>Other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/>
          <table:table-cell table:style-name="ce24" office:value-type="string" calcext:value-type="string">
            <text:p>Eldain</text:p>
          </table:table-cell>
          <table:table-cell table:style-name="ce12" table:formula="of:=COUNTIF([.$B$2:.$B$1000];[.M12])" office:value-type="float" office:value="1" calcext:value-type="float">
            <text:p>1</text:p>
          </table:table-cell>
          <table:table-cell table:style-name="ce15" table:formula="of:=IF(COUNTIF([.$B$2:.$B$1000]; [.M12]) &gt; 0; SUMIF([.$B$2:.$B$1000]; [.M12]; [.$C$2:.$C$1000])/COUNTIF([.$B$2:.$B$1000]; [.M12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23" office:value-type="string" calcext:value-type="string">
            <text:p>Ardal tactics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/>
          <table:table-cell table:style-name="ce23" office:value-type="string" calcext:value-type="string">
            <text:p>Emhyr midrange</text:p>
          </table:table-cell>
          <table:table-cell table:style-name="ce12" table:formula="of:=COUNTIF([.$B$2:.$B$1000];[.M13])" office:value-type="float" office:value="1" calcext:value-type="float">
            <text:p>1</text:p>
          </table:table-cell>
          <table:table-cell table:style-name="ce15" table:formula="of:=IF(COUNTIF([.$B$2:.$B$1000]; [.M13]) &gt; 0; SUMIF([.$B$2:.$B$1000]; [.M13]; [.$C$2:.$C$1000])/COUNTIF([.$B$2:.$B$1000]; [.M13]); &quot;N/A&quot;)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3" calcext:value-type="float">
            <text:p>13</text:p>
          </table:table-cell>
          <table:table-cell table:style-name="ce24" office:value-type="string" calcext:value-type="string">
            <text:p>Eldain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3" office:value-type="string" calcext:value-type="string">
            <text:p>Red</text:p>
          </table:table-cell>
          <table:table-cell table:number-columns-repeated="2"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/>
          <table:table-cell table:style-name="ce26" office:value-type="string" calcext:value-type="string">
            <text:p>Svalblod</text:p>
          </table:table-cell>
          <table:table-cell table:style-name="ce12" table:formula="of:=COUNTIF([.$B$2:.$B$1000];[.M14])" office:value-type="float" office:value="2" calcext:value-type="float">
            <text:p>2</text:p>
          </table:table-cell>
          <table:table-cell table:style-name="ce15" table:formula="of:=IF(COUNTIF([.$B$2:.$B$1000]; [.M14]) &gt; 0; SUMIF([.$B$2:.$B$1000]; [.M14]; [.$C$2:.$C$1000])/COUNTIF([.$B$2:.$B$1000]; [.M14]); &quot;N/A&quot;)" office:value-type="percentage" office:value="0" calcext:value-type="percentage">
            <text:p>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4" calcext:value-type="float">
            <text:p>14</text:p>
          </table:table-cell>
          <table:table-cell table:style-name="ce25" office:value-type="string" calcext:value-type="string">
            <text:p>Big Woodland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office:annotation draw:style-name="gr3" draw:text-style-name="P3" svg:width="299.93pt" svg:height="42.75pt" svg:x="551pt" svg:y="243.75pt" draw:caption-point-x="-11.54pt" draw:caption-point-y="-22.99pt">
              <dc:date>2019-06-03T00:00:00</dc:date>
              <text:p text:style-name="P2">Vran Warrior saved my ass LOL</text:p>
              <text:p text:style-name="P2"><text:tab/>-vladkinoman</text:p>
            </office:annotation>
            <text:p>Yes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/>
          <table:table-cell table:style-name="ce24" office:value-type="string" calcext:value-type="string">
            <text:p>Eithne control</text:p>
          </table:table-cell>
          <table:table-cell table:style-name="ce12" table:formula="of:=COUNTIF([.$B$2:.$B$1000];[.M15])" office:value-type="float" office:value="1" calcext:value-type="float">
            <text:p>1</text:p>
          </table:table-cell>
          <table:table-cell table:style-name="ce15" table:formula="of:=IF(COUNTIF([.$B$2:.$B$1000]; [.M15]) &gt; 0; SUMIF([.$B$2:.$B$1000]; [.M15]; [.$C$2:.$C$1000])/COUNTIF([.$B$2:.$B$1000]; [.M15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5" calcext:value-type="float">
            <text:p>15</text:p>
          </table:table-cell>
          <table:table-cell table:style-name="ce2" office:value-type="string" calcext:value-type="string">
            <text:p>Burst Henselt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number-columns-repeated="2"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/>
          <table:table-cell table:style-name="ce23" office:value-type="string" calcext:value-type="string">
            <text:p>Ardal spies</text:p>
          </table:table-cell>
          <table:table-cell table:style-name="ce12" table:formula="of:=COUNTIF([.$B$2:.$B$1000];[.M16])" office:value-type="float" office:value="0" calcext:value-type="float">
            <text:p>0</text:p>
          </table:table-cell>
          <table:table-cell table:style-name="ce15" table:formula="of:=IF(COUNTIF([.$B$2:.$B$1000]; [.M16]) &gt; 0; SUMIF([.$B$2:.$B$1000]; [.M16]; [.$C$2:.$C$1000])/COUNTIF([.$B$2:.$B$1000]; [.M16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16" calcext:value-type="float">
            <text:p>16</text:p>
          </table:table-cell>
          <table:table-cell table:style-name="ce26" office:value-type="string" calcext:value-type="string">
            <text:p>Svalblod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/>
          <table:table-cell table:style-name="ce25" office:value-type="string" calcext:value-type="string">
            <text:p>Big Woodland</text:p>
          </table:table-cell>
          <table:table-cell table:style-name="ce12" table:formula="of:=COUNTIF([.$B$2:.$B$1000];[.M17])" office:value-type="float" office:value="1" calcext:value-type="float">
            <text:p>1</text:p>
          </table:table-cell>
          <table:table-cell table:style-name="ce15" table:formula="of:=IF(COUNTIF([.$B$2:.$B$1000]; [.M17]) &gt; 0; SUMIF([.$B$2:.$B$1000]; [.M17]; [.$C$2:.$C$1000])/COUNTIF([.$B$2:.$B$1000]; [.M17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7" calcext:value-type="float">
            <text:p>17</text:p>
          </table:table-cell>
          <table:table-cell table:style-name="ce23" office:value-type="string" calcext:value-type="string">
            <text:p>Calveit midrange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date" office:date-value="2019-05-19" calcext:value-type="date">
            <text:p>19.05.2019</text:p>
          </table:table-cell>
          <table:table-cell/>
          <table:table-cell table:style-name="ce25" office:value-type="string" calcext:value-type="string">
            <text:p>Unseen Elder</text:p>
          </table:table-cell>
          <table:table-cell table:style-name="ce12" table:formula="of:=COUNTIF([.$B$2:.$B$1000];[.M18])" office:value-type="float" office:value="0" calcext:value-type="float">
            <text:p>0</text:p>
          </table:table-cell>
          <table:table-cell table:style-name="ce15" table:formula="of:=IF(COUNTIF([.$B$2:.$B$1000]; [.M18]) &gt; 0; SUMIF([.$B$2:.$B$1000]; [.M18]; [.$C$2:.$C$1000])/COUNTIF([.$B$2:.$B$1000]; [.M18]); &quot;N/A&quot;)" office:value-type="string" office:string-value="N/A" calcext:value-type="string">
            <text:p>N/A</text:p>
          </table:table-cell>
          <table:table-cell table:number-columns-repeated="1009"/>
        </table:table-row>
        <table:table-row table:style-name="ro1">
          <table:table-cell table:style-name="ce12" office:value-type="float" office:value="18" calcext:value-type="float">
            <text:p>18</text:p>
          </table:table-cell>
          <table:table-cell table:style-name="ce23" office:value-type="string" calcext:value-type="string">
            <text:p>Emhyr midrange</text:p>
          </table:table-cell>
          <table:table-cell table:style-name="ce29" office:value-type="float" office:value="0" calcext:value-type="float">
            <text:p>0</text:p>
          </table:table-cell>
          <table:table-cell table:style-name="ce28" office:value-type="string" calcext:value-type="string">
            <text:p>1:2</text:p>
          </table:table-cell>
          <table:table-cell table:style-name="ce33" office:value-type="string" calcext:value-type="string">
            <text:p>Red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float" office:value="1" calcext:value-type="float">
            <text:p>1</text:p>
          </table:table-cell>
          <table:table-cell table:style-name="ce36" office:value-type="date" office:date-value="2019-05-19" calcext:value-type="date">
            <text:p>19.05.2019</text:p>
          </table:table-cell>
          <table:table-cell/>
          <table:table-cell table:style-name="ce39" office:value-type="string" calcext:value-type="string">
            <text:p>Human NR</text:p>
          </table:table-cell>
          <table:table-cell table:style-name="ce12" table:formula="of:=COUNTIF([.$B$2:.$B$1000];[.M19])" office:value-type="float" office:value="2" calcext:value-type="float">
            <text:p>2</text:p>
          </table:table-cell>
          <table:table-cell table:style-name="ce15" table:formula="of:=IF(COUNTIF([.$B$2:.$B$1000]; [.M19]) &gt; 0; SUMIF([.$B$2:.$B$1000]; [.M19]; [.$C$2:.$C$1000])/COUNTIF([.$B$2:.$B$1000]; [.M19]); &quot;N/A&quot;)" office:value-type="percentage" office:value="1" calcext:value-type="percentage">
            <text:p>100.00%</text:p>
          </table:table-cell>
          <table:table-cell table:number-columns-repeated="1009"/>
        </table:table-row>
        <table:table-row table:style-name="ro1">
          <table:table-cell table:style-name="ce12" office:value-type="float" office:value="19" calcext:value-type="float">
            <text:p>19</text:p>
          </table:table-cell>
          <table:table-cell table:style-name="ce25" office:value-type="string" calcext:value-type="string"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2" office:value-type="string" calcext:value-type="string">
            <text:p>Blue</text:p>
          </table:table-cell>
          <table:table-cell table:number-columns-repeated="2"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date" office:date-value="2019-05-19" calcext:value-type="date">
            <text:p>19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39" office:value-type="string" calcext:value-type="string">
            <text:p>Human N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0</text:p>
          </table:table-cell>
          <table:table-cell table:style-name="ce32" office:value-type="string" calcext:value-type="string">
            <text:p>Blue</text:p>
          </table:table-cell>
          <table:table-cell table:number-columns-repeated="2"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/A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date" office:date-value="2019-05-19" calcext:value-type="date">
            <text:p>19.05.2019</text:p>
          </table:table-cell>
          <table:table-cell table:number-columns-repeated="1013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6" office:value-type="string" calcext:value-type="string">
            <office:annotation draw:style-name="gr3" draw:text-style-name="P3" svg:width="251.69pt" svg:height="42.75pt" svg:x="137.4pt" svg:y="353.99pt" draw:caption-point-x="-11.54pt" draw:caption-point-y="-22.96pt">
              <dc:date>2019-06-03T00:00:00</dc:date>
              <text:p text:style-name="P2">Harald: unit deck</text:p>
              <text:p text:style-name="P2"><text:tab/>-vladkinoman</text:p>
            </office:annotation>
            <text:p>Other</text:p>
          </table:table-cell>
          <table:table-cell table:style-name="ce30" office:value-type="float" office:value="1" calcext:value-type="float">
            <text:p>1</text:p>
          </table:table-cell>
          <table:table-cell table:style-name="ce30" office:value-type="string" calcext:value-type="string">
            <text:p>2:1</text:p>
          </table:table-cell>
          <table:table-cell table:style-name="ce32" office:value-type="string" calcext:value-type="string">
            <text:p>Blue</text:p>
          </table:table-cell>
          <table:table-cell table:style-name="ce12" office:value-type="string" calcext:value-type="string">
            <text:p>Opponent</text:p>
          </table:table-cell>
          <table:table-cell table:style-name="ce12" office:value-type="string" calcext:value-type="string">
            <text:p>Me</text:p>
          </table:table-cell>
          <table:table-cell table:style-name="ce12" office:value-type="string" calcext:value-type="string">
            <text:p>Yes</text:p>
          </table:table-cell>
          <table:table-cell table:style-name="ce12" office:value-type="string" calcext:value-type="string">
            <text:p>No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date" office:date-value="2019-05-19" calcext:value-type="date">
            <text:p>19.05.2019</text:p>
          </table:table-cell>
          <table:table-cell table:number-columns-repeated="101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date-style style:name="N126">
      <number:day number:style="long"/>
      <number:text>.</number:text>
      <number:month number:style="long"/>
      <number:text>.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inrate_20_comparison" style:display-name="PageStyle_Winrate comparis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ssic_20_Machines_20_matchup_20_history" style:display-name="PageStyle_Classic Machines matchup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rrupted_20_Machines_20_matchup_20_history" style:display-name="PageStyle_Corrupted Machines matchup histo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n_20_Appetit_20_matchup_20_history" style:display-name="PageStyle_Bon Appetit matchup histo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627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fill="solid" draw:fill-color="#3366cc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75cm" svg:height="5.239cm" xlink:href=".." xlink:type="simple" chart:class="chart:circle" chart:style-name="ch1">
        <chart:legend chart:legend-position="end" svg:x="8.135cm" svg:y="2.071cm" style:legend-expansion="high" chart:style-name="ch2"/>
        <chart:plot-area chart:style-name="ch3" table:cell-range-address="'Winrate comparison'.F2:'Winrate comparison'.G2" svg:x="0.181cm" svg:y="0.104cm" svg:width="7.773cm" svg:height="5.031cm">
          <chartooo:coordinate-region svg:x="1.552cm" svg:y="0.105cm" svg:width="5.03cm" svg:height="5.03cm"/>
          <chart:axis chart:dimension="x" chart:name="primary-x" chart:style-name="ch4"/>
          <chart:axis chart:dimension="y" chart:name="primary-y" chart:style-name="ch5"/>
          <chart:series chart:style-name="ch6" chart:values-cell-range-address="'Winrate comparison'.F2:'Winrate comparison'.G2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4">
                <text:p>4</text:p>
                <draw:g>
                  <svg:desc>'Winrate comparison'.F2:'Winrate comparison'.G2</svg:desc>
                </draw:g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fill="solid" draw:fill-color="#3366cc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75cm" svg:height="5.239cm" xlink:href=".." xlink:type="simple" chart:class="chart:circle" chart:style-name="ch1">
        <chart:legend chart:legend-position="end" svg:x="8.135cm" svg:y="2.071cm" style:legend-expansion="high" chart:style-name="ch2"/>
        <chart:plot-area chart:style-name="ch3" table:cell-range-address="'Winrate comparison'.F3:'Winrate comparison'.G3" svg:x="0.181cm" svg:y="0.104cm" svg:width="7.773cm" svg:height="5.031cm">
          <chartooo:coordinate-region svg:x="1.552cm" svg:y="0.105cm" svg:width="5.03cm" svg:height="5.03cm"/>
          <chart:axis chart:dimension="x" chart:name="primary-x" chart:style-name="ch4"/>
          <chart:axis chart:dimension="y" chart:name="primary-y" chart:style-name="ch5"/>
          <chart:series chart:style-name="ch6" chart:values-cell-range-address="'Winrate comparison'.F3:'Winrate comparison'.G3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'Winrate comparison'.F3:'Winrate comparison'.G3</svg:desc>
                </draw:g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fill="solid" draw:fill-color="#3366cc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75cm" svg:height="5.239cm" xlink:href=".." xlink:type="simple" chart:class="chart:circle" chart:style-name="ch1">
        <chart:legend chart:legend-position="end" svg:x="8.135cm" svg:y="2.071cm" style:legend-expansion="high" chart:style-name="ch2"/>
        <chart:plot-area chart:style-name="ch3" table:cell-range-address="'Winrate comparison'.F4:'Winrate comparison'.G4" svg:x="0.181cm" svg:y="0.104cm" svg:width="7.773cm" svg:height="5.031cm">
          <chartooo:coordinate-region svg:x="1.552cm" svg:y="0.105cm" svg:width="5.03cm" svg:height="5.03cm"/>
          <chart:axis chart:dimension="x" chart:name="primary-x" chart:style-name="ch4"/>
          <chart:axis chart:dimension="y" chart:name="primary-y" chart:style-name="ch5"/>
          <chart:series chart:style-name="ch6" chart:values-cell-range-address="'Winrate comparison'.F4:'Winrate comparison'.G4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Winrate comparison'.F4:'Winrate comparison'.G4</svg:desc>
                </draw:g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fill="solid" draw:fill-color="#3366cc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75cm" svg:height="5.239cm" xlink:href=".." xlink:type="simple" chart:class="chart:circle" chart:style-name="ch1">
        <chart:legend chart:legend-position="end" svg:x="8.135cm" svg:y="2.071cm" style:legend-expansion="high" chart:style-name="ch2"/>
        <chart:plot-area chart:style-name="ch3" table:cell-range-address="'Winrate comparison'.F5:'Winrate comparison'.G5" svg:x="0.181cm" svg:y="0.104cm" svg:width="7.773cm" svg:height="5.031cm">
          <chartooo:coordinate-region svg:x="1.552cm" svg:y="0.105cm" svg:width="5.03cm" svg:height="5.03cm"/>
          <chart:axis chart:dimension="x" chart:name="primary-x" chart:style-name="ch4"/>
          <chart:axis chart:dimension="y" chart:name="primary-y" chart:style-name="ch5"/>
          <chart:series chart:style-name="ch6" chart:values-cell-range-address="'Winrate comparison'.F5:'Winrate comparison'.G5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30">
                <text:p>30</text:p>
                <draw:g>
                  <svg:desc>'Winrate comparison'.F5:'Winrate comparison'.G5</svg:desc>
                </draw:g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style:text-position="0% 100%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0">
      <style:chart-properties chart:link-data-style-to-source="true" chart:label-position="avoid-overlap">
        <chart:label-separator>
          <text:p>; </text:p>
        </chart:label-separator>
      </style:chart-properties>
      <style:graphic-properties draw:stroke="none" draw:fill="none"/>
      <style:text-properties style:text-position="0% 100%" fo:font-size="10pt" style:font-size-asian="10pt" style:font-size-complex="10pt"/>
    </style:style>
    <style:style style:name="ch7" style:family="chart">
      <style:chart-properties chart:solid-type="cuboid"/>
      <style:graphic-properties draw:fill="solid" draw:fill-color="#3366cc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75cm" svg:height="5.239cm" xlink:href=".." xlink:type="simple" chart:class="chart:circle" chart:style-name="ch1">
        <chart:legend chart:legend-position="end" svg:x="8.135cm" svg:y="2.071cm" style:legend-expansion="high" chart:style-name="ch2"/>
        <chart:plot-area chart:style-name="ch3" table:cell-range-address="'Winrate comparison'.F6:'Winrate comparison'.G6" svg:x="0.181cm" svg:y="0.104cm" svg:width="7.773cm" svg:height="5.031cm">
          <chartooo:coordinate-region svg:x="1.552cm" svg:y="0.105cm" svg:width="5.03cm" svg:height="5.03cm"/>
          <chart:axis chart:dimension="x" chart:name="primary-x" chart:style-name="ch4"/>
          <chart:axis chart:dimension="y" chart:name="primary-y" chart:style-name="ch5"/>
          <chart:series chart:style-name="ch6" chart:values-cell-range-address="'Winrate comparison'.F6:'Winrate comparison'.G6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</table:table-row>
          </table:table-header-rows>
          <table:table-rows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2">
                <text:p>2</text:p>
                <draw:g>
                  <svg:desc>'Winrate comparison'.F6:'Winrate comparison'.G6</svg:desc>
                </draw:g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